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7.7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oTiffDescription" table:style-name="ta1">
        <table:shapes>
          <draw:frame draw:z-index="0" draw:style-name="gr1" draw:text-style-name="P1" svg:width="453.94pt" svg:height="254.38pt" svg:x="1063.36pt" svg:y="46.4pt">
            <draw:object draw:notify-on-update-of-ranges="GeoTiffDescription.C1:GeoTiffDescription.C1 GeoTiffDescription.C2:GeoTiffDescription.C46 GeoTiffDescription.D1:GeoTiffDescription.D1 GeoTiffDescription.D2:GeoTiffDescription.D46 GeoTiffDescription.E1:GeoTiffDescription.E1 GeoTiffDescription.E2:GeoTiffDescription.E46 GeoTiffDescription.F1:GeoTiffDescription.F1 GeoTiffDescription.F2:GeoTiffDescription.F46 GeoTiffDescription.G1:GeoTiffDescription.G1 GeoTiffDescription.G2:GeoTiffDescription.G46 GeoTiffDescription.H1:GeoTiffDescription.H1 GeoTiffDescription.H2:GeoTiffDescription.H46 GeoTiffDescription.I1:GeoTiffDescription.I1 GeoTiffDescription.I2:GeoTiffDescription.I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NDVI_maskLC08_L1TP_232083_20190609_20190619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0750454068183899" calcext:value-type="float">
            <text:p>0.07504540681839</text:p>
          </table:table-cell>
          <table:table-cell office:value-type="float" office:value="0.0282996483147144" calcext:value-type="float">
            <text:p>0.028299648314715</text:p>
          </table:table-cell>
          <table:table-cell office:value-type="float" office:value="0.041408147662878" calcext:value-type="float">
            <text:p>0.041408147662878</text:p>
          </table:table-cell>
          <table:table-cell office:value-type="float" office:value="0.0573712885379791" calcext:value-type="float">
            <text:p>0.057371288537979</text:p>
          </table:table-cell>
          <table:table-cell office:value-type="float" office:value="0.0665910243988037" calcext:value-type="float">
            <text:p>0.066591024398804</text:p>
          </table:table-cell>
          <table:table-cell office:value-type="float" office:value="0.0826572626829147" calcext:value-type="float">
            <text:p>0.082657262682915</text:p>
          </table:table-cell>
          <table:table-cell office:value-type="float" office:value="0.19711971282959" calcext:value-type="float">
            <text:p>0.19711971282959</text:p>
          </table:table-cell>
        </table:table-row>
        <table:table-row table:style-name="ro1">
          <table:table-cell office:value-type="string" calcext:value-type="string">
            <text:p>NDVI_maskLC08_L1TP_232083_20190524_20190604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10641397535801" calcext:value-type="float">
            <text:p>0.110641397535801</text:p>
          </table:table-cell>
          <table:table-cell office:value-type="float" office:value="0.0233268961310387" calcext:value-type="float">
            <text:p>0.023326896131039</text:p>
          </table:table-cell>
          <table:table-cell office:value-type="float" office:value="0.0449331775307655" calcext:value-type="float">
            <text:p>0.044933177530766</text:p>
          </table:table-cell>
          <table:table-cell office:value-type="float" office:value="0.0925214439630508" calcext:value-type="float">
            <text:p>0.092521443963051</text:p>
          </table:table-cell>
          <table:table-cell office:value-type="float" office:value="0.107404693961144" calcext:value-type="float">
            <text:p>0.107404693961144</text:p>
          </table:table-cell>
          <table:table-cell office:value-type="float" office:value="0.126025199890137" calcext:value-type="float">
            <text:p>0.126025199890137</text:p>
          </table:table-cell>
          <table:table-cell office:value-type="float" office:value="0.236492842435837" calcext:value-type="float">
            <text:p>0.236492842435837</text:p>
          </table:table-cell>
        </table:table-row>
        <table:table-row table:style-name="ro1">
          <table:table-cell office:value-type="string" calcext:value-type="string">
            <text:p>NDVI_maskLC08_L1TP_232083_20190508_20190521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0303169079124928" calcext:value-type="float">
            <text:p>0.030316907912493</text:p>
          </table:table-cell>
          <table:table-cell office:value-type="float" office:value="0.00255967327393591" calcext:value-type="float">
            <text:p>0.002559673273936</text:p>
          </table:table-cell>
          <table:table-cell office:value-type="float" office:value="0.0240431688725948" calcext:value-type="float">
            <text:p>0.024043168872595</text:p>
          </table:table-cell>
          <table:table-cell office:value-type="float" office:value="0.0286976583302021" calcext:value-type="float">
            <text:p>0.028697658330202</text:p>
          </table:table-cell>
          <table:table-cell office:value-type="float" office:value="0.0300725735723972" calcext:value-type="float">
            <text:p>0.030072573572397</text:p>
          </table:table-cell>
          <table:table-cell office:value-type="float" office:value="0.0320626720786095" calcext:value-type="float">
            <text:p>0.03206267207861</text:p>
          </table:table-cell>
          <table:table-cell office:value-type="float" office:value="0.0395136773586273" calcext:value-type="float">
            <text:p>0.039513677358627</text:p>
          </table:table-cell>
        </table:table-row>
        <table:table-row table:style-name="ro1">
          <table:table-cell office:value-type="string" calcext:value-type="string">
            <text:p>NDVI_maskLC08_L1TP_232083_20190422_20190507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0571119338274002" calcext:value-type="float">
            <text:p>0.0571119338274</text:p>
          </table:table-cell>
          <table:table-cell office:value-type="float" office:value="0.00329596572555602" calcext:value-type="float">
            <text:p>0.003295965725556</text:p>
          </table:table-cell>
          <table:table-cell office:value-type="float" office:value="0.050587173551321" calcext:value-type="float">
            <text:p>0.050587173551321</text:p>
          </table:table-cell>
          <table:table-cell office:value-type="float" office:value="0.0545225068926811" calcext:value-type="float">
            <text:p>0.054522506892681</text:p>
          </table:table-cell>
          <table:table-cell office:value-type="float" office:value="0.0566707625985146" calcext:value-type="float">
            <text:p>0.056670762598515</text:p>
          </table:table-cell>
          <table:table-cell office:value-type="float" office:value="0.0596491992473602" calcext:value-type="float">
            <text:p>0.05964919924736</text:p>
          </table:table-cell>
          <table:table-cell office:value-type="float" office:value="0.0667663961648941" calcext:value-type="float">
            <text:p>0.066766396164894</text:p>
          </table:table-cell>
        </table:table-row>
        <table:table-row table:style-name="ro1">
          <table:table-cell office:value-type="string" calcext:value-type="string">
            <text:p>NDVI_maskLC08_L1TP_232083_20190406_20190422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8158158659935" calcext:value-type="float">
            <text:p>0.18158158659935</text:p>
          </table:table-cell>
          <table:table-cell office:value-type="float" office:value="0.0318246074020863" calcext:value-type="float">
            <text:p>0.031824607402086</text:p>
          </table:table-cell>
          <table:table-cell office:value-type="float" office:value="0.0769965350627899" calcext:value-type="float">
            <text:p>0.07699653506279</text:p>
          </table:table-cell>
          <table:table-cell office:value-type="float" office:value="0.163925021886826" calcext:value-type="float">
            <text:p>0.163925021886826</text:p>
          </table:table-cell>
          <table:table-cell office:value-type="float" office:value="0.179817497730255" calcext:value-type="float">
            <text:p>0.179817497730255</text:p>
          </table:table-cell>
          <table:table-cell office:value-type="float" office:value="0.195813715457916" calcext:value-type="float">
            <text:p>0.195813715457916</text:p>
          </table:table-cell>
          <table:table-cell office:value-type="float" office:value="0.308627396821976" calcext:value-type="float">
            <text:p>0.308627396821976</text:p>
          </table:table-cell>
        </table:table-row>
        <table:table-row table:style-name="ro1">
          <table:table-cell office:value-type="string" calcext:value-type="string">
            <text:p>NDVI_maskLC08_L1TP_232083_20190321_20190403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95460379123688" calcext:value-type="float">
            <text:p>0.195460379123688</text:p>
          </table:table-cell>
          <table:table-cell office:value-type="float" office:value="0.0316561497747898" calcext:value-type="float">
            <text:p>0.03165614977479</text:p>
          </table:table-cell>
          <table:table-cell office:value-type="float" office:value="0.0735389441251755" calcext:value-type="float">
            <text:p>0.073538944125176</text:p>
          </table:table-cell>
          <table:table-cell office:value-type="float" office:value="0.177657425403595" calcext:value-type="float">
            <text:p>0.177657425403595</text:p>
          </table:table-cell>
          <table:table-cell office:value-type="float" office:value="0.194513708353043" calcext:value-type="float">
            <text:p>0.194513708353043</text:p>
          </table:table-cell>
          <table:table-cell office:value-type="float" office:value="0.208922013640404" calcext:value-type="float">
            <text:p>0.208922013640404</text:p>
          </table:table-cell>
          <table:table-cell office:value-type="float" office:value="0.32830610871315" calcext:value-type="float">
            <text:p>0.32830610871315</text:p>
          </table:table-cell>
        </table:table-row>
        <table:table-row table:style-name="ro1">
          <table:table-cell office:value-type="string" calcext:value-type="string">
            <text:p>NDVI_maskLC08_L1TP_232083_20190305_20190309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0650837868452072" calcext:value-type="float">
            <text:p>0.065083786845207</text:p>
          </table:table-cell>
          <table:table-cell office:value-type="float" office:value="0.00997485127300024" calcext:value-type="float">
            <text:p>0.009974851273</text:p>
          </table:table-cell>
          <table:table-cell office:value-type="float" office:value="0.0414567664265633" calcext:value-type="float">
            <text:p>0.041456766426563</text:p>
          </table:table-cell>
          <table:table-cell office:value-type="float" office:value="0.0574817582964897" calcext:value-type="float">
            <text:p>0.05748175829649</text:p>
          </table:table-cell>
          <table:table-cell office:value-type="float" office:value="0.0648227035999298" calcext:value-type="float">
            <text:p>0.06482270359993</text:p>
          </table:table-cell>
          <table:table-cell office:value-type="float" office:value="0.0717643722891808" calcext:value-type="float">
            <text:p>0.071764372289181</text:p>
          </table:table-cell>
          <table:table-cell office:value-type="float" office:value="0.0972679629921913" calcext:value-type="float">
            <text:p>0.097267962992191</text:p>
          </table:table-cell>
        </table:table-row>
        <table:table-row table:style-name="ro1">
          <table:table-cell office:value-type="string" calcext:value-type="string">
            <text:p>NDVI_maskLC08_L1TP_232083_20190217_20190222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27374687790871" calcext:value-type="float">
            <text:p>0.227374687790871</text:p>
          </table:table-cell>
          <table:table-cell office:value-type="float" office:value="0.0350537337362766" calcext:value-type="float">
            <text:p>0.035053733736277</text:p>
          </table:table-cell>
          <table:table-cell office:value-type="float" office:value="0.0927763730287552" calcext:value-type="float">
            <text:p>0.092776373028755</text:p>
          </table:table-cell>
          <table:table-cell office:value-type="float" office:value="0.207513183355331" calcext:value-type="float">
            <text:p>0.207513183355331</text:p>
          </table:table-cell>
          <table:table-cell office:value-type="float" office:value="0.229913309216499" calcext:value-type="float">
            <text:p>0.229913309216499</text:p>
          </table:table-cell>
          <table:table-cell office:value-type="float" office:value="0.25051075220108" calcext:value-type="float">
            <text:p>0.25051075220108</text:p>
          </table:table-cell>
          <table:table-cell office:value-type="float" office:value="0.334141850471497" calcext:value-type="float">
            <text:p>0.334141850471497</text:p>
          </table:table-cell>
        </table:table-row>
        <table:table-row table:style-name="ro1">
          <table:table-cell office:value-type="string" calcext:value-type="string">
            <text:p>NDVI_maskLC08_L1TP_232083_20190201_20190206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25014850497246" calcext:value-type="float">
            <text:p>0.225014850497246</text:p>
          </table:table-cell>
          <table:table-cell office:value-type="float" office:value="0.0373009368777275" calcext:value-type="float">
            <text:p>0.037300936877728</text:p>
          </table:table-cell>
          <table:table-cell office:value-type="float" office:value="0.0865990594029427" calcext:value-type="float">
            <text:p>0.086599059402943</text:p>
          </table:table-cell>
          <table:table-cell office:value-type="float" office:value="0.205541282892227" calcext:value-type="float">
            <text:p>0.205541282892227</text:p>
          </table:table-cell>
          <table:table-cell office:value-type="float" office:value="0.224693417549133" calcext:value-type="float">
            <text:p>0.224693417549133</text:p>
          </table:table-cell>
          <table:table-cell office:value-type="float" office:value="0.244708031415939" calcext:value-type="float">
            <text:p>0.244708031415939</text:p>
          </table:table-cell>
          <table:table-cell office:value-type="float" office:value="0.394595474004745" calcext:value-type="float">
            <text:p>0.394595474004745</text:p>
          </table:table-cell>
        </table:table-row>
        <table:table-row table:style-name="ro1">
          <table:table-cell office:value-type="string" calcext:value-type="string">
            <text:p>NDVI_maskLC08_L1TP_232083_20190116_20190131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21238002181053" calcext:value-type="float">
            <text:p>0.221238002181053</text:p>
          </table:table-cell>
          <table:table-cell office:value-type="float" office:value="0.0373970083892345" calcext:value-type="float">
            <text:p>0.037397008389235</text:p>
          </table:table-cell>
          <table:table-cell office:value-type="float" office:value="0.0736024305224419" calcext:value-type="float">
            <text:p>0.073602430522442</text:p>
          </table:table-cell>
          <table:table-cell office:value-type="float" office:value="0.200987875461578" calcext:value-type="float">
            <text:p>0.200987875461578</text:p>
          </table:table-cell>
          <table:table-cell office:value-type="float" office:value="0.224205672740936" calcext:value-type="float">
            <text:p>0.224205672740936</text:p>
          </table:table-cell>
          <table:table-cell office:value-type="float" office:value="0.242301762104034" calcext:value-type="float">
            <text:p>0.242301762104034</text:p>
          </table:table-cell>
          <table:table-cell office:value-type="float" office:value="0.381456851959229" calcext:value-type="float">
            <text:p>0.381456851959229</text:p>
          </table:table-cell>
        </table:table-row>
        <table:table-row table:style-name="ro1">
          <table:table-cell office:value-type="string" calcext:value-type="string">
            <text:p>NDVI_maskLC08_L1TP_232083_20181231_20190130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20070615410805" calcext:value-type="float">
            <text:p>0.220070615410805</text:p>
          </table:table-cell>
          <table:table-cell office:value-type="float" office:value="0.047525517642498" calcext:value-type="float">
            <text:p>0.047525517642498</text:p>
          </table:table-cell>
          <table:table-cell office:value-type="float" office:value="0.0901769176125526" calcext:value-type="float">
            <text:p>0.090176917612553</text:p>
          </table:table-cell>
          <table:table-cell office:value-type="float" office:value="0.190401509404182" calcext:value-type="float">
            <text:p>0.190401509404182</text:p>
          </table:table-cell>
          <table:table-cell office:value-type="float" office:value="0.213846802711487" calcext:value-type="float">
            <text:p>0.213846802711487</text:p>
          </table:table-cell>
          <table:table-cell office:value-type="float" office:value="0.253834187984467" calcext:value-type="float">
            <text:p>0.253834187984467</text:p>
          </table:table-cell>
          <table:table-cell office:value-type="float" office:value="0.342253178358078" calcext:value-type="float">
            <text:p>0.342253178358078</text:p>
          </table:table-cell>
        </table:table-row>
        <table:table-row table:style-name="ro1">
          <table:table-cell office:value-type="string" calcext:value-type="string">
            <text:p>NDVI_maskLC08_L1TP_232083_20181215_20181227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28388234972954" calcext:value-type="float">
            <text:p>0.228388234972954</text:p>
          </table:table-cell>
          <table:table-cell office:value-type="float" office:value="0.0447179675102234" calcext:value-type="float">
            <text:p>0.044717967510223</text:p>
          </table:table-cell>
          <table:table-cell office:value-type="float" office:value="0.0905698463320732" calcext:value-type="float">
            <text:p>0.090569846332073</text:p>
          </table:table-cell>
          <table:table-cell office:value-type="float" office:value="0.200718820095062" calcext:value-type="float">
            <text:p>0.200718820095062</text:p>
          </table:table-cell>
          <table:table-cell office:value-type="float" office:value="0.230453178286552" calcext:value-type="float">
            <text:p>0.230453178286552</text:p>
          </table:table-cell>
          <table:table-cell office:value-type="float" office:value="0.255883991718292" calcext:value-type="float">
            <text:p>0.255883991718292</text:p>
          </table:table-cell>
          <table:table-cell office:value-type="float" office:value="0.362563878297806" calcext:value-type="float">
            <text:p>0.362563878297806</text:p>
          </table:table-cell>
        </table:table-row>
        <table:table-row table:style-name="ro1">
          <table:table-cell office:value-type="string" calcext:value-type="string">
            <text:p>NDVI_maskLC08_L1TP_232083_20181129_20181211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06405907869339" calcext:value-type="float">
            <text:p>0.206405907869339</text:p>
          </table:table-cell>
          <table:table-cell office:value-type="float" office:value="0.0413225218653679" calcext:value-type="float">
            <text:p>0.041322521865368</text:p>
          </table:table-cell>
          <table:table-cell office:value-type="float" office:value="0.0820769369602204" calcext:value-type="float">
            <text:p>0.08207693696022</text:p>
          </table:table-cell>
          <table:table-cell office:value-type="float" office:value="0.183453038334847" calcext:value-type="float">
            <text:p>0.183453038334847</text:p>
          </table:table-cell>
          <table:table-cell office:value-type="float" office:value="0.207745432853699" calcext:value-type="float">
            <text:p>0.207745432853699</text:p>
          </table:table-cell>
          <table:table-cell office:value-type="float" office:value="0.228521421551704" calcext:value-type="float">
            <text:p>0.228521421551704</text:p>
          </table:table-cell>
          <table:table-cell office:value-type="float" office:value="0.361047655344009" calcext:value-type="float">
            <text:p>0.361047655344009</text:p>
          </table:table-cell>
        </table:table-row>
        <table:table-row table:style-name="ro1">
          <table:table-cell office:value-type="string" calcext:value-type="string">
            <text:p>NDVI_maskLC08_L1TP_232083_20181113_20181127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0182299502193928" calcext:value-type="float">
            <text:p>0.018229950219393</text:p>
          </table:table-cell>
          <table:table-cell office:value-type="float" office:value="0.00079860253026709" calcext:value-type="float">
            <text:p>0.000798602530267</text:p>
          </table:table-cell>
          <table:table-cell office:value-type="float" office:value="0.0156795922666788" calcext:value-type="float">
            <text:p>0.015679592266679</text:p>
          </table:table-cell>
          <table:table-cell office:value-type="float" office:value="0.0176579840481281" calcext:value-type="float">
            <text:p>0.017657984048128</text:p>
          </table:table-cell>
          <table:table-cell office:value-type="float" office:value="0.0183079224079847" calcext:value-type="float">
            <text:p>0.018307922407985</text:p>
          </table:table-cell>
          <table:table-cell office:value-type="float" office:value="0.018763143569231" calcext:value-type="float">
            <text:p>0.018763143569231</text:p>
          </table:table-cell>
          <table:table-cell office:value-type="float" office:value="0.0204184576869011" calcext:value-type="float">
            <text:p>0.020418457686901</text:p>
          </table:table-cell>
        </table:table-row>
        <table:table-row table:style-name="ro1">
          <table:table-cell office:value-type="string" calcext:value-type="string">
            <text:p>NDVI_maskLC08_L1TP_232083_20181028_20181115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59315511584282" calcext:value-type="float">
            <text:p>0.159315511584282</text:p>
          </table:table-cell>
          <table:table-cell office:value-type="float" office:value="0.0257662422955036" calcext:value-type="float">
            <text:p>0.025766242295504</text:p>
          </table:table-cell>
          <table:table-cell office:value-type="float" office:value="0.0772620737552643" calcext:value-type="float">
            <text:p>0.077262073755264</text:p>
          </table:table-cell>
          <table:table-cell office:value-type="float" office:value="0.147545695304871" calcext:value-type="float">
            <text:p>0.147545695304871</text:p>
          </table:table-cell>
          <table:table-cell office:value-type="float" office:value="0.157590657472611" calcext:value-type="float">
            <text:p>0.157590657472611</text:p>
          </table:table-cell>
          <table:table-cell office:value-type="float" office:value="0.168745160102844" calcext:value-type="float">
            <text:p>0.168745160102844</text:p>
          </table:table-cell>
          <table:table-cell office:value-type="float" office:value="0.333143830299377" calcext:value-type="float">
            <text:p>0.333143830299377</text:p>
          </table:table-cell>
        </table:table-row>
        <table:table-row table:style-name="ro1">
          <table:table-cell office:value-type="string" calcext:value-type="string">
            <text:p>NDVI_maskLC08_L1TP_232083_20181012_20181030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52425736188889" calcext:value-type="float">
            <text:p>0.152425736188889</text:p>
          </table:table-cell>
          <table:table-cell office:value-type="float" office:value="0.0331796072423458" calcext:value-type="float">
            <text:p>0.033179607242346</text:p>
          </table:table-cell>
          <table:table-cell office:value-type="float" office:value="0.0744905695319176" calcext:value-type="float">
            <text:p>0.074490569531918</text:p>
          </table:table-cell>
          <table:table-cell office:value-type="float" office:value="0.1301549077034" calcext:value-type="float">
            <text:p>0.1301549077034</text:p>
          </table:table-cell>
          <table:table-cell office:value-type="float" office:value="0.148824602365494" calcext:value-type="float">
            <text:p>0.148824602365494</text:p>
          </table:table-cell>
          <table:table-cell office:value-type="float" office:value="0.170427367091179" calcext:value-type="float">
            <text:p>0.170427367091179</text:p>
          </table:table-cell>
          <table:table-cell office:value-type="float" office:value="0.323230177164078" calcext:value-type="float">
            <text:p>0.323230177164078</text:p>
          </table:table-cell>
        </table:table-row>
        <table:table-row table:style-name="ro1">
          <table:table-cell office:value-type="string" calcext:value-type="string">
            <text:p>NDVI_maskLC08_L1TP_232083_20180926_20181009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05714045464993" calcext:value-type="float">
            <text:p>0.105714045464993</text:p>
          </table:table-cell>
          <table:table-cell office:value-type="float" office:value="0.0311758536845446" calcext:value-type="float">
            <text:p>0.031175853684545</text:p>
          </table:table-cell>
          <table:table-cell office:value-type="float" office:value="0.0324223376810551" calcext:value-type="float">
            <text:p>0.032422337681055</text:p>
          </table:table-cell>
          <table:table-cell office:value-type="float" office:value="0.0858215838670731" calcext:value-type="float">
            <text:p>0.085821583867073</text:p>
          </table:table-cell>
          <table:table-cell office:value-type="float" office:value="0.101376250386238" calcext:value-type="float">
            <text:p>0.101376250386238</text:p>
          </table:table-cell>
          <table:table-cell office:value-type="float" office:value="0.126054644584656" calcext:value-type="float">
            <text:p>0.126054644584656</text:p>
          </table:table-cell>
          <table:table-cell office:value-type="float" office:value="0.216861128807068" calcext:value-type="float">
            <text:p>0.216861128807068</text:p>
          </table:table-cell>
        </table:table-row>
        <table:table-row table:style-name="ro1">
          <table:table-cell office:value-type="string" calcext:value-type="string">
            <text:p>NDVI_maskLC08_L1TP_232083_20180910_20180927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23825207352638" calcext:value-type="float">
            <text:p>0.123825207352638</text:p>
          </table:table-cell>
          <table:table-cell office:value-type="float" office:value="0.0279705617576838" calcext:value-type="float">
            <text:p>0.027970561757684</text:p>
          </table:table-cell>
          <table:table-cell office:value-type="float" office:value="0.0689655169844627" calcext:value-type="float">
            <text:p>0.068965516984463</text:p>
          </table:table-cell>
          <table:table-cell office:value-type="float" office:value="0.104478031396866" calcext:value-type="float">
            <text:p>0.104478031396866</text:p>
          </table:table-cell>
          <table:table-cell office:value-type="float" office:value="0.115798458456993" calcext:value-type="float">
            <text:p>0.115798458456993</text:p>
          </table:table-cell>
          <table:table-cell office:value-type="float" office:value="0.134209126234055" calcext:value-type="float">
            <text:p>0.134209126234055</text:p>
          </table:table-cell>
          <table:table-cell office:value-type="float" office:value="0.235410839319229" calcext:value-type="float">
            <text:p>0.235410839319229</text:p>
          </table:table-cell>
        </table:table-row>
        <table:table-row table:style-name="ro1">
          <table:table-cell office:value-type="string" calcext:value-type="string">
            <text:p>NDVI_maskLC08_L1TP_232083_20180825_20180829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11475646495819" calcext:value-type="float">
            <text:p>0.111475646495819</text:p>
          </table:table-cell>
          <table:table-cell office:value-type="float" office:value="0.0219287574291229" calcext:value-type="float">
            <text:p>0.021928757429123</text:p>
          </table:table-cell>
          <table:table-cell office:value-type="float" office:value="0.063792385160923" calcext:value-type="float">
            <text:p>0.063792385160923</text:p>
          </table:table-cell>
          <table:table-cell office:value-type="float" office:value="0.0963073819875717" calcext:value-type="float">
            <text:p>0.096307381987572</text:p>
          </table:table-cell>
          <table:table-cell office:value-type="float" office:value="0.106545224785805" calcext:value-type="float">
            <text:p>0.106545224785805</text:p>
          </table:table-cell>
          <table:table-cell office:value-type="float" office:value="0.124965101480484" calcext:value-type="float">
            <text:p>0.124965101480484</text:p>
          </table:table-cell>
          <table:table-cell office:value-type="float" office:value="0.214632049202919" calcext:value-type="float">
            <text:p>0.214632049202919</text:p>
          </table:table-cell>
        </table:table-row>
        <table:table-row table:style-name="ro1">
          <table:table-cell office:value-type="string" calcext:value-type="string">
            <text:p>NDVI_maskLC08_L1TP_232083_20180809_20180815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0516016259789467" calcext:value-type="float">
            <text:p>0.051601625978947</text:p>
          </table:table-cell>
          <table:table-cell office:value-type="float" office:value="0.00148688780609518" calcext:value-type="float">
            <text:p>0.001486887806095</text:p>
          </table:table-cell>
          <table:table-cell office:value-type="float" office:value="0.0481611490249634" calcext:value-type="float">
            <text:p>0.048161149024963</text:p>
          </table:table-cell>
          <table:table-cell office:value-type="float" office:value="0.050446592271328" calcext:value-type="float">
            <text:p>0.050446592271328</text:p>
          </table:table-cell>
          <table:table-cell office:value-type="float" office:value="0.0515188835561276" calcext:value-type="float">
            <text:p>0.051518883556128</text:p>
          </table:table-cell>
          <table:table-cell office:value-type="float" office:value="0.0526135414838791" calcext:value-type="float">
            <text:p>0.052613541483879</text:p>
          </table:table-cell>
          <table:table-cell office:value-type="float" office:value="0.0560663305222988" calcext:value-type="float">
            <text:p>0.056066330522299</text:p>
          </table:table-cell>
        </table:table-row>
        <table:table-row table:style-name="ro1">
          <table:table-cell office:value-type="string" calcext:value-type="string">
            <text:p>NDVI_maskLC08_L1TP_232083_20180724_20180731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0954511985182762" calcext:value-type="float">
            <text:p>0.095451198518276</text:p>
          </table:table-cell>
          <table:table-cell office:value-type="float" office:value="0.0139958970248699" calcext:value-type="float">
            <text:p>0.01399589702487</text:p>
          </table:table-cell>
          <table:table-cell office:value-type="float" office:value="0.0560682155191898" calcext:value-type="float">
            <text:p>0.05606821551919</text:p>
          </table:table-cell>
          <table:table-cell office:value-type="float" office:value="0.0864460170269013" calcext:value-type="float">
            <text:p>0.086446017026901</text:p>
          </table:table-cell>
          <table:table-cell office:value-type="float" office:value="0.094873309135437" calcext:value-type="float">
            <text:p>0.094873309135437</text:p>
          </table:table-cell>
          <table:table-cell office:value-type="float" office:value="0.103776276111603" calcext:value-type="float">
            <text:p>0.103776276111603</text:p>
          </table:table-cell>
          <table:table-cell office:value-type="float" office:value="0.177837669849396" calcext:value-type="float">
            <text:p>0.177837669849396</text:p>
          </table:table-cell>
        </table:table-row>
        <table:table-row table:style-name="ro1">
          <table:table-cell office:value-type="string" calcext:value-type="string">
            <text:p>NDVI_maskLC08_L1TP_232083_20180708_20180717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0282974056899548" calcext:value-type="float">
            <text:p>0.028297405689955</text:p>
          </table:table-cell>
          <table:table-cell office:value-type="float" office:value="0.0036740405485034" calcext:value-type="float">
            <text:p>0.003674040548503</text:p>
          </table:table-cell>
          <table:table-cell office:value-type="float" office:value="0.0164045840501785" calcext:value-type="float">
            <text:p>0.016404584050179</text:p>
          </table:table-cell>
          <table:table-cell office:value-type="float" office:value="0.025937907397747" calcext:value-type="float">
            <text:p>0.025937907397747</text:p>
          </table:table-cell>
          <table:table-cell office:value-type="float" office:value="0.0283427610993385" calcext:value-type="float">
            <text:p>0.028342761099339</text:p>
          </table:table-cell>
          <table:table-cell office:value-type="float" office:value="0.0306375306099653" calcext:value-type="float">
            <text:p>0.030637530609965</text:p>
          </table:table-cell>
          <table:table-cell office:value-type="float" office:value="0.0370407439768314" calcext:value-type="float">
            <text:p>0.037040743976832</text:p>
          </table:table-cell>
        </table:table-row>
        <table:table-row table:style-name="ro1">
          <table:table-cell office:value-type="string" calcext:value-type="string">
            <text:p>NDVI_maskLC08_L1TP_232083_20180622_20180703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0090734064579" calcext:value-type="float">
            <text:p>0.10090734064579</text:p>
          </table:table-cell>
          <table:table-cell office:value-type="float" office:value="0.0151903890073299" calcext:value-type="float">
            <text:p>0.01519038900733</text:p>
          </table:table-cell>
          <table:table-cell office:value-type="float" office:value="0.051969688385725" calcext:value-type="float">
            <text:p>0.051969688385725</text:p>
          </table:table-cell>
          <table:table-cell office:value-type="float" office:value="0.0904684215784073" calcext:value-type="float">
            <text:p>0.090468421578407</text:p>
          </table:table-cell>
          <table:table-cell office:value-type="float" office:value="0.101657584309578" calcext:value-type="float">
            <text:p>0.101657584309578</text:p>
          </table:table-cell>
          <table:table-cell office:value-type="float" office:value="0.110012322664261" calcext:value-type="float">
            <text:p>0.110012322664261</text:p>
          </table:table-cell>
          <table:table-cell office:value-type="float" office:value="0.182363271713257" calcext:value-type="float">
            <text:p>0.182363271713257</text:p>
          </table:table-cell>
        </table:table-row>
        <table:table-row table:style-name="ro1">
          <table:table-cell office:value-type="string" calcext:value-type="string">
            <text:p>NDVI_maskLC08_L1TP_232083_20180606_20180615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06912165880203" calcext:value-type="float">
            <text:p>0.106912165880203</text:p>
          </table:table-cell>
          <table:table-cell office:value-type="float" office:value="0.0165276248008013" calcext:value-type="float">
            <text:p>0.016527624800801</text:p>
          </table:table-cell>
          <table:table-cell office:value-type="float" office:value="0.0426007620990276" calcext:value-type="float">
            <text:p>0.042600762099028</text:p>
          </table:table-cell>
          <table:table-cell office:value-type="float" office:value="0.0962292850017548" calcext:value-type="float">
            <text:p>0.096229285001755</text:p>
          </table:table-cell>
          <table:table-cell office:value-type="float" office:value="0.107412822544575" calcext:value-type="float">
            <text:p>0.107412822544575</text:p>
          </table:table-cell>
          <table:table-cell office:value-type="float" office:value="0.117318913340569" calcext:value-type="float">
            <text:p>0.117318913340569</text:p>
          </table:table-cell>
          <table:table-cell office:value-type="float" office:value="0.189388692378998" calcext:value-type="float">
            <text:p>0.189388692378998</text:p>
          </table:table-cell>
        </table:table-row>
        <table:table-row table:style-name="ro1">
          <table:table-cell office:value-type="string" calcext:value-type="string">
            <text:p>NDVI_maskLC08_L1TP_232083_20180521_20180605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30297288298607" calcext:value-type="float">
            <text:p>0.130297288298607</text:p>
          </table:table-cell>
          <table:table-cell office:value-type="float" office:value="0.0235702469944954" calcext:value-type="float">
            <text:p>0.023570246994495</text:p>
          </table:table-cell>
          <table:table-cell office:value-type="float" office:value="0.053768303245306" calcext:value-type="float">
            <text:p>0.053768303245306</text:p>
          </table:table-cell>
          <table:table-cell office:value-type="float" office:value="0.115112349390984" calcext:value-type="float">
            <text:p>0.115112349390984</text:p>
          </table:table-cell>
          <table:table-cell office:value-type="float" office:value="0.13064980506897" calcext:value-type="float">
            <text:p>0.13064980506897</text:p>
          </table:table-cell>
          <table:table-cell office:value-type="float" office:value="0.14468464255333" calcext:value-type="float">
            <text:p>0.14468464255333</text:p>
          </table:table-cell>
          <table:table-cell office:value-type="float" office:value="0.236481115221977" calcext:value-type="float">
            <text:p>0.236481115221977</text:p>
          </table:table-cell>
        </table:table-row>
        <table:table-row table:style-name="ro1">
          <table:table-cell office:value-type="string" calcext:value-type="string">
            <text:p>NDVI_maskLC08_L1TP_232083_20180505_20180517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0314239822328091" calcext:value-type="float">
            <text:p>0.031423982232809</text:p>
          </table:table-cell>
          <table:table-cell office:value-type="float" office:value="0.00192837894428521" calcext:value-type="float">
            <text:p>0.001928378944285</text:p>
          </table:table-cell>
          <table:table-cell office:value-type="float" office:value="0.0271209869533777" calcext:value-type="float">
            <text:p>0.027120986953378</text:p>
          </table:table-cell>
          <table:table-cell office:value-type="float" office:value="0.0296754948794842" calcext:value-type="float">
            <text:p>0.029675494879484</text:p>
          </table:table-cell>
          <table:table-cell office:value-type="float" office:value="0.0314171127974987" calcext:value-type="float">
            <text:p>0.031417112797499</text:p>
          </table:table-cell>
          <table:table-cell office:value-type="float" office:value="0.033069059252739" calcext:value-type="float">
            <text:p>0.033069059252739</text:p>
          </table:table-cell>
          <table:table-cell office:value-type="float" office:value="0.0360257290303707" calcext:value-type="float">
            <text:p>0.036025729030371</text:p>
          </table:table-cell>
        </table:table-row>
        <table:table-row table:style-name="ro1">
          <table:table-cell office:value-type="string" calcext:value-type="string">
            <text:p>NDVI_maskLC08_L1TP_232083_20180419_20180502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88633486628532" calcext:value-type="float">
            <text:p>0.188633486628532</text:p>
          </table:table-cell>
          <table:table-cell office:value-type="float" office:value="0.0336913056671619" calcext:value-type="float">
            <text:p>0.033691305667162</text:p>
          </table:table-cell>
          <table:table-cell office:value-type="float" office:value="0.10239539295435" calcext:value-type="float">
            <text:p>0.10239539295435</text:p>
          </table:table-cell>
          <table:table-cell office:value-type="float" office:value="0.167693912982941" calcext:value-type="float">
            <text:p>0.167693912982941</text:p>
          </table:table-cell>
          <table:table-cell office:value-type="float" office:value="0.186933666467667" calcext:value-type="float">
            <text:p>0.186933666467667</text:p>
          </table:table-cell>
          <table:table-cell office:value-type="float" office:value="0.209578901529312" calcext:value-type="float">
            <text:p>0.209578901529312</text:p>
          </table:table-cell>
          <table:table-cell office:value-type="float" office:value="0.31386786699295" calcext:value-type="float">
            <text:p>0.31386786699295</text:p>
          </table:table-cell>
        </table:table-row>
        <table:table-row table:style-name="ro1">
          <table:table-cell office:value-type="string" calcext:value-type="string">
            <text:p>NDVI_maskLC08_L1TP_232083_20180403_20180417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91559910774231" calcext:value-type="float">
            <text:p>0.191559910774231</text:p>
          </table:table-cell>
          <table:table-cell office:value-type="float" office:value="0.0329141207039356" calcext:value-type="float">
            <text:p>0.032914120703936</text:p>
          </table:table-cell>
          <table:table-cell office:value-type="float" office:value="0.0804007723927498" calcext:value-type="float">
            <text:p>0.08040077239275</text:p>
          </table:table-cell>
          <table:table-cell office:value-type="float" office:value="0.16953556239605" calcext:value-type="float">
            <text:p>0.16953556239605</text:p>
          </table:table-cell>
          <table:table-cell office:value-type="float" office:value="0.189074590802193" calcext:value-type="float">
            <text:p>0.189074590802193</text:p>
          </table:table-cell>
          <table:table-cell office:value-type="float" office:value="0.209904909133911" calcext:value-type="float">
            <text:p>0.209904909133911</text:p>
          </table:table-cell>
          <table:table-cell office:value-type="float" office:value="0.317215174436569" calcext:value-type="float">
            <text:p>0.317215174436569</text:p>
          </table:table-cell>
        </table:table-row>
        <table:table-row table:style-name="ro1">
          <table:table-cell office:value-type="string" calcext:value-type="string">
            <text:p>NDVI_maskLC08_L1TP_232083_20180318_20180403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68370679020882" calcext:value-type="float">
            <text:p>0.168370679020882</text:p>
          </table:table-cell>
          <table:table-cell office:value-type="float" office:value="0.0661556646227837" calcext:value-type="float">
            <text:p>0.066155664622784</text:p>
          </table:table-cell>
          <table:table-cell office:value-type="float" office:value="0.0450588129460812" calcext:value-type="float">
            <text:p>0.045058812946081</text:p>
          </table:table-cell>
          <table:table-cell office:value-type="float" office:value="0.116116680204868" calcext:value-type="float">
            <text:p>0.116116680204868</text:p>
          </table:table-cell>
          <table:table-cell office:value-type="float" office:value="0.174211487174034" calcext:value-type="float">
            <text:p>0.174211487174034</text:p>
          </table:table-cell>
          <table:table-cell office:value-type="float" office:value="0.218268275260925" calcext:value-type="float">
            <text:p>0.218268275260925</text:p>
          </table:table-cell>
          <table:table-cell office:value-type="float" office:value="0.34519425034523" calcext:value-type="float">
            <text:p>0.34519425034523</text:p>
          </table:table-cell>
        </table:table-row>
        <table:table-row table:style-name="ro1">
          <table:table-cell office:value-type="string" calcext:value-type="string">
            <text:p>NDVI_maskLC08_L1TP_232083_20180302_20180319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11538180708885" calcext:value-type="float">
            <text:p>0.211538180708885</text:p>
          </table:table-cell>
          <table:table-cell office:value-type="float" office:value="0.0385462827980518" calcext:value-type="float">
            <text:p>0.038546282798052</text:p>
          </table:table-cell>
          <table:table-cell office:value-type="float" office:value="0.104739882051945" calcext:value-type="float">
            <text:p>0.104739882051945</text:p>
          </table:table-cell>
          <table:table-cell office:value-type="float" office:value="0.185999721288681" calcext:value-type="float">
            <text:p>0.185999721288681</text:p>
          </table:table-cell>
          <table:table-cell office:value-type="float" office:value="0.206988424062729" calcext:value-type="float">
            <text:p>0.206988424062729</text:p>
          </table:table-cell>
          <table:table-cell office:value-type="float" office:value="0.230191245675087" calcext:value-type="float">
            <text:p>0.230191245675087</text:p>
          </table:table-cell>
          <table:table-cell office:value-type="float" office:value="0.354114174842834" calcext:value-type="float">
            <text:p>0.354114174842834</text:p>
          </table:table-cell>
        </table:table-row>
        <table:table-row table:style-name="ro1">
          <table:table-cell office:value-type="string" calcext:value-type="string">
            <text:p>NDVI_maskLC08_L1TP_232083_20180214_20180222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36313372850418" calcext:value-type="float">
            <text:p>0.236313372850418</text:p>
          </table:table-cell>
          <table:table-cell office:value-type="float" office:value="0.04786192253232" calcext:value-type="float">
            <text:p>0.04786192253232</text:p>
          </table:table-cell>
          <table:table-cell office:value-type="float" office:value="0.110391549766064" calcext:value-type="float">
            <text:p>0.110391549766064</text:p>
          </table:table-cell>
          <table:table-cell office:value-type="float" office:value="0.198410212993622" calcext:value-type="float">
            <text:p>0.198410212993622</text:p>
          </table:table-cell>
          <table:table-cell office:value-type="float" office:value="0.234474703669548" calcext:value-type="float">
            <text:p>0.234474703669548</text:p>
          </table:table-cell>
          <table:table-cell office:value-type="float" office:value="0.270827293395996" calcext:value-type="float">
            <text:p>0.270827293395996</text:p>
          </table:table-cell>
          <table:table-cell office:value-type="float" office:value="0.377878069877625" calcext:value-type="float">
            <text:p>0.377878069877625</text:p>
          </table:table-cell>
        </table:table-row>
        <table:table-row table:style-name="ro1">
          <table:table-cell office:value-type="string" calcext:value-type="string">
            <text:p>NDVI_maskLC08_L1TP_232083_20180129_20180207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32779622077942" calcext:value-type="float">
            <text:p>0.232779622077942</text:p>
          </table:table-cell>
          <table:table-cell office:value-type="float" office:value="0.0375785641372204" calcext:value-type="float">
            <text:p>0.03757856413722</text:p>
          </table:table-cell>
          <table:table-cell office:value-type="float" office:value="0.0935940444469452" calcext:value-type="float">
            <text:p>0.093594044446945</text:p>
          </table:table-cell>
          <table:table-cell office:value-type="float" office:value="0.207913160324097" calcext:value-type="float">
            <text:p>0.207913160324097</text:p>
          </table:table-cell>
          <table:table-cell office:value-type="float" office:value="0.23420375585556" calcext:value-type="float">
            <text:p>0.23420375585556</text:p>
          </table:table-cell>
          <table:table-cell office:value-type="float" office:value="0.258301734924316" calcext:value-type="float">
            <text:p>0.258301734924316</text:p>
          </table:table-cell>
          <table:table-cell office:value-type="float" office:value="0.348691284656525" calcext:value-type="float">
            <text:p>0.348691284656525</text:p>
          </table:table-cell>
        </table:table-row>
        <table:table-row table:style-name="ro1">
          <table:table-cell office:value-type="string" calcext:value-type="string">
            <text:p>NDVI_maskLC08_L1TP_232083_20180113_20180119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055868268013" calcext:value-type="float">
            <text:p>0.1055868268013</text:p>
          </table:table-cell>
          <table:table-cell office:value-type="float" office:value="0.00999324209988117" calcext:value-type="float">
            <text:p>0.009993242099881</text:p>
          </table:table-cell>
          <table:table-cell office:value-type="float" office:value="0.0758484527468681" calcext:value-type="float">
            <text:p>0.075848452746868</text:p>
          </table:table-cell>
          <table:table-cell office:value-type="float" office:value="0.10013435035944" calcext:value-type="float">
            <text:p>0.10013435035944</text:p>
          </table:table-cell>
          <table:table-cell office:value-type="float" office:value="0.106460422277451" calcext:value-type="float">
            <text:p>0.106460422277451</text:p>
          </table:table-cell>
          <table:table-cell office:value-type="float" office:value="0.112516790628433" calcext:value-type="float">
            <text:p>0.112516790628433</text:p>
          </table:table-cell>
          <table:table-cell office:value-type="float" office:value="0.127076730132103" calcext:value-type="float">
            <text:p>0.127076730132103</text:p>
          </table:table-cell>
        </table:table-row>
        <table:table-row table:style-name="ro1">
          <table:table-cell office:value-type="string" calcext:value-type="string">
            <text:p>NDVI_maskLC08_L1TP_232083_20171228_20180103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15265974402428" calcext:value-type="float">
            <text:p>0.215265974402428</text:p>
          </table:table-cell>
          <table:table-cell office:value-type="float" office:value="0.0349576584994793" calcext:value-type="float">
            <text:p>0.034957658499479</text:p>
          </table:table-cell>
          <table:table-cell office:value-type="float" office:value="0.106577590107918" calcext:value-type="float">
            <text:p>0.106577590107918</text:p>
          </table:table-cell>
          <table:table-cell office:value-type="float" office:value="0.193022817373276" calcext:value-type="float">
            <text:p>0.193022817373276</text:p>
          </table:table-cell>
          <table:table-cell office:value-type="float" office:value="0.209210202097893" calcext:value-type="float">
            <text:p>0.209210202097893</text:p>
          </table:table-cell>
          <table:table-cell office:value-type="float" office:value="0.237540334463119" calcext:value-type="float">
            <text:p>0.237540334463119</text:p>
          </table:table-cell>
          <table:table-cell office:value-type="float" office:value="0.341351985931396" calcext:value-type="float">
            <text:p>0.341351985931396</text:p>
          </table:table-cell>
        </table:table-row>
        <table:table-row table:style-name="ro1">
          <table:table-cell office:value-type="string" calcext:value-type="string">
            <text:p>NDVI_maskLC08_L1TP_232083_20171212_20171223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22021028399467" calcext:value-type="float">
            <text:p>0.222021028399467</text:p>
          </table:table-cell>
          <table:table-cell office:value-type="float" office:value="0.0331649631261826" calcext:value-type="float">
            <text:p>0.033164963126183</text:p>
          </table:table-cell>
          <table:table-cell office:value-type="float" office:value="0.113829217851162" calcext:value-type="float">
            <text:p>0.113829217851162</text:p>
          </table:table-cell>
          <table:table-cell office:value-type="float" office:value="0.19860303401947" calcext:value-type="float">
            <text:p>0.19860303401947</text:p>
          </table:table-cell>
          <table:table-cell office:value-type="float" office:value="0.218671634793282" calcext:value-type="float">
            <text:p>0.218671634793282</text:p>
          </table:table-cell>
          <table:table-cell office:value-type="float" office:value="0.244532391428947" calcext:value-type="float">
            <text:p>0.244532391428947</text:p>
          </table:table-cell>
          <table:table-cell office:value-type="float" office:value="0.332966953516007" calcext:value-type="float">
            <text:p>0.332966953516007</text:p>
          </table:table-cell>
        </table:table-row>
        <table:table-row table:style-name="ro1">
          <table:table-cell office:value-type="string" calcext:value-type="string">
            <text:p>NDVI_maskLC08_L1TP_232083_20171126_20171206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23004594445229" calcext:value-type="float">
            <text:p>0.223004594445229</text:p>
          </table:table-cell>
          <table:table-cell office:value-type="float" office:value="0.0443265028297901" calcext:value-type="float">
            <text:p>0.04432650282979</text:p>
          </table:table-cell>
          <table:table-cell office:value-type="float" office:value="0.126983508467674" calcext:value-type="float">
            <text:p>0.126983508467674</text:p>
          </table:table-cell>
          <table:table-cell office:value-type="float" office:value="0.19045951962471" calcext:value-type="float">
            <text:p>0.19045951962471</text:p>
          </table:table-cell>
          <table:table-cell office:value-type="float" office:value="0.215533345937729" calcext:value-type="float">
            <text:p>0.215533345937729</text:p>
          </table:table-cell>
          <table:table-cell office:value-type="float" office:value="0.245638325810432" calcext:value-type="float">
            <text:p>0.245638325810432</text:p>
          </table:table-cell>
          <table:table-cell office:value-type="float" office:value="0.384195804595947" calcext:value-type="float">
            <text:p>0.384195804595947</text:p>
          </table:table-cell>
        </table:table-row>
        <table:table-row table:style-name="ro1">
          <table:table-cell office:value-type="string" calcext:value-type="string">
            <text:p>NDVI_maskLC08_L1TP_232083_20171110_20171121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93912446498871" calcext:value-type="float">
            <text:p>0.193912446498871</text:p>
          </table:table-cell>
          <table:table-cell office:value-type="float" office:value="0.0289960689842701" calcext:value-type="float">
            <text:p>0.02899606898427</text:p>
          </table:table-cell>
          <table:table-cell office:value-type="float" office:value="0.126902848482132" calcext:value-type="float">
            <text:p>0.126902848482132</text:p>
          </table:table-cell>
          <table:table-cell office:value-type="float" office:value="0.175469607114792" calcext:value-type="float">
            <text:p>0.175469607114792</text:p>
          </table:table-cell>
          <table:table-cell office:value-type="float" office:value="0.190316990017891" calcext:value-type="float">
            <text:p>0.190316990017891</text:p>
          </table:table-cell>
          <table:table-cell office:value-type="float" office:value="0.209661573171616" calcext:value-type="float">
            <text:p>0.209661573171616</text:p>
          </table:table-cell>
          <table:table-cell office:value-type="float" office:value="0.300175875425339" calcext:value-type="float">
            <text:p>0.300175875425339</text:p>
          </table:table-cell>
        </table:table-row>
        <table:table-row table:style-name="ro1">
          <table:table-cell office:value-type="string" calcext:value-type="string">
            <text:p>NDVI_maskLC08_L1TP_232083_20171025_20171107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50100156664848" calcext:value-type="float">
            <text:p>0.150100156664848</text:p>
          </table:table-cell>
          <table:table-cell office:value-type="float" office:value="0.0248422250151634" calcext:value-type="float">
            <text:p>0.024842225015164</text:p>
          </table:table-cell>
          <table:table-cell office:value-type="float" office:value="0.106340564787388" calcext:value-type="float">
            <text:p>0.106340564787388</text:p>
          </table:table-cell>
          <table:table-cell office:value-type="float" office:value="0.131020486354828" calcext:value-type="float">
            <text:p>0.131020486354828</text:p>
          </table:table-cell>
          <table:table-cell office:value-type="float" office:value="0.14910326898098" calcext:value-type="float">
            <text:p>0.14910326898098</text:p>
          </table:table-cell>
          <table:table-cell office:value-type="float" office:value="0.164603114128113" calcext:value-type="float">
            <text:p>0.164603114128113</text:p>
          </table:table-cell>
          <table:table-cell office:value-type="float" office:value="0.270029902458191" calcext:value-type="float">
            <text:p>0.270029902458191</text:p>
          </table:table-cell>
        </table:table-row>
        <table:table-row table:style-name="ro1">
          <table:table-cell office:value-type="string" calcext:value-type="string">
            <text:p>NDVI_maskLC08_L1TP_232083_20171009_20171024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46980151534081" calcext:value-type="float">
            <text:p>0.146980151534081</text:p>
          </table:table-cell>
          <table:table-cell office:value-type="float" office:value="0.0334342271089554" calcext:value-type="float">
            <text:p>0.033434227108955</text:p>
          </table:table-cell>
          <table:table-cell office:value-type="float" office:value="0.0823560059070587" calcext:value-type="float">
            <text:p>0.082356005907059</text:p>
          </table:table-cell>
          <table:table-cell office:value-type="float" office:value="0.122978538274765" calcext:value-type="float">
            <text:p>0.122978538274765</text:p>
          </table:table-cell>
          <table:table-cell office:value-type="float" office:value="0.147041589021683" calcext:value-type="float">
            <text:p>0.147041589021683</text:p>
          </table:table-cell>
          <table:table-cell office:value-type="float" office:value="0.165047168731689" calcext:value-type="float">
            <text:p>0.165047168731689</text:p>
          </table:table-cell>
          <table:table-cell office:value-type="float" office:value="0.329560548067093" calcext:value-type="float">
            <text:p>0.329560548067093</text:p>
          </table:table-cell>
        </table:table-row>
        <table:table-row table:style-name="ro1">
          <table:table-cell office:value-type="string" calcext:value-type="string">
            <text:p>NDVI_maskLC08_L1TP_232083_20170923_20171013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57606050372124" calcext:value-type="float">
            <text:p>0.157606050372124</text:p>
          </table:table-cell>
          <table:table-cell office:value-type="float" office:value="0.031858965754509" calcext:value-type="float">
            <text:p>0.031858965754509</text:p>
          </table:table-cell>
          <table:table-cell office:value-type="float" office:value="0.0864498615264893" calcext:value-type="float">
            <text:p>0.086449861526489</text:p>
          </table:table-cell>
          <table:table-cell office:value-type="float" office:value="0.133900329470634" calcext:value-type="float">
            <text:p>0.133900329470634</text:p>
          </table:table-cell>
          <table:table-cell office:value-type="float" office:value="0.156139507889748" calcext:value-type="float">
            <text:p>0.156139507889748</text:p>
          </table:table-cell>
          <table:table-cell office:value-type="float" office:value="0.179464861750603" calcext:value-type="float">
            <text:p>0.179464861750603</text:p>
          </table:table-cell>
          <table:table-cell office:value-type="float" office:value="0.297613084316254" calcext:value-type="float">
            <text:p>0.297613084316254</text:p>
          </table:table-cell>
        </table:table-row>
        <table:table-row table:style-name="ro1">
          <table:table-cell office:value-type="string" calcext:value-type="string">
            <text:p>NDVI_maskLC08_L1TP_232083_20170907_20170926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203763574361801" calcext:value-type="float">
            <text:p>0.203763574361801</text:p>
          </table:table-cell>
          <table:table-cell office:value-type="float" office:value="0.0576438941061497" calcext:value-type="float">
            <text:p>0.05764389410615</text:p>
          </table:table-cell>
          <table:table-cell office:value-type="float" office:value="0.0831613093614578" calcext:value-type="float">
            <text:p>0.083161309361458</text:p>
          </table:table-cell>
          <table:table-cell office:value-type="float" office:value="0.167220532894135" calcext:value-type="float">
            <text:p>0.167220532894135</text:p>
          </table:table-cell>
          <table:table-cell office:value-type="float" office:value="0.209190204739571" calcext:value-type="float">
            <text:p>0.209190204739571</text:p>
          </table:table-cell>
          <table:table-cell office:value-type="float" office:value="0.243948519229889" calcext:value-type="float">
            <text:p>0.243948519229889</text:p>
          </table:table-cell>
          <table:table-cell office:value-type="float" office:value="0.337230175733566" calcext:value-type="float">
            <text:p>0.337230175733566</text:p>
          </table:table-cell>
        </table:table-row>
        <table:table-row table:style-name="ro1">
          <table:table-cell office:value-type="string" calcext:value-type="string">
            <text:p>NDVI_maskLC08_L1TP_232083_20170822_20170911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95618346333504" calcext:value-type="float">
            <text:p>0.195618346333504</text:p>
          </table:table-cell>
          <table:table-cell office:value-type="float" office:value="0.042542390525341" calcext:value-type="float">
            <text:p>0.042542390525341</text:p>
          </table:table-cell>
          <table:table-cell office:value-type="float" office:value="0.0908639058470726" calcext:value-type="float">
            <text:p>0.090863905847073</text:p>
          </table:table-cell>
          <table:table-cell office:value-type="float" office:value="0.165133655071259" calcext:value-type="float">
            <text:p>0.165133655071259</text:p>
          </table:table-cell>
          <table:table-cell office:value-type="float" office:value="0.209448367357254" calcext:value-type="float">
            <text:p>0.209448367357254</text:p>
          </table:table-cell>
          <table:table-cell office:value-type="float" office:value="0.228803277015686" calcext:value-type="float">
            <text:p>0.228803277015686</text:p>
          </table:table-cell>
          <table:table-cell office:value-type="float" office:value="0.27106773853302" calcext:value-type="float">
            <text:p>0.27106773853302</text:p>
          </table:table-cell>
        </table:table-row>
        <table:table-row table:style-name="ro1">
          <table:table-cell office:value-type="string" calcext:value-type="string">
            <text:p>NDVI_maskLC08_L1TP_232083_20170806_20170813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96908563375473" calcext:value-type="float">
            <text:p>0.196908563375473</text:p>
          </table:table-cell>
          <table:table-cell office:value-type="float" office:value="0.0511108264327049" calcext:value-type="float">
            <text:p>0.051110826432705</text:p>
          </table:table-cell>
          <table:table-cell office:value-type="float" office:value="0.0666210725903511" calcext:value-type="float">
            <text:p>0.066621072590351</text:p>
          </table:table-cell>
          <table:table-cell office:value-type="float" office:value="0.160427391529083" calcext:value-type="float">
            <text:p>0.160427391529083</text:p>
          </table:table-cell>
          <table:table-cell office:value-type="float" office:value="0.208173960447311" calcext:value-type="float">
            <text:p>0.208173960447311</text:p>
          </table:table-cell>
          <table:table-cell office:value-type="float" office:value="0.23393514752388" calcext:value-type="float">
            <text:p>0.23393514752388</text:p>
          </table:table-cell>
          <table:table-cell office:value-type="float" office:value="0.298890441656113" calcext:value-type="float">
            <text:p>0.298890441656113</text:p>
          </table:table-cell>
        </table:table-row>
        <table:table-row table:style-name="ro1">
          <table:table-cell office:value-type="string" calcext:value-type="string">
            <text:p>NDVI_maskLC08_L1TP_232083_20170721_20170728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5522974729538" calcext:value-type="float">
            <text:p>0.15522974729538</text:p>
          </table:table-cell>
          <table:table-cell office:value-type="float" office:value="0.0406191945075989" calcext:value-type="float">
            <text:p>0.040619194507599</text:p>
          </table:table-cell>
          <table:table-cell office:value-type="float" office:value="0.0635808110237122" calcext:value-type="float">
            <text:p>0.063580811023712</text:p>
          </table:table-cell>
          <table:table-cell office:value-type="float" office:value="0.123479843139648" calcext:value-type="float">
            <text:p>0.123479843139648</text:p>
          </table:table-cell>
          <table:table-cell office:value-type="float" office:value="0.161377444863319" calcext:value-type="float">
            <text:p>0.161377444863319</text:p>
          </table:table-cell>
          <table:table-cell office:value-type="float" office:value="0.18552453815937" calcext:value-type="float">
            <text:p>0.18552453815937</text:p>
          </table:table-cell>
          <table:table-cell office:value-type="float" office:value="0.247033089399338" calcext:value-type="float">
            <text:p>0.247033089399338</text:p>
          </table:table-cell>
        </table:table-row>
        <table:table-row table:style-name="ro1">
          <table:table-cell office:value-type="string" calcext:value-type="string">
            <text:p>NDVI_maskLC08_L1TP_232083_20170619_20170629_01_T1.tif</text:p>
          </table:table-cell>
          <table:table-cell office:value-type="float" office:value="363" calcext:value-type="float">
            <text:p>363</text:p>
          </table:table-cell>
          <table:table-cell office:value-type="float" office:value="0.121611423790455" calcext:value-type="float">
            <text:p>0.121611423790455</text:p>
          </table:table-cell>
          <table:table-cell office:value-type="float" office:value="0.0264810156077147" calcext:value-type="float">
            <text:p>0.026481015607715</text:p>
          </table:table-cell>
          <table:table-cell office:value-type="float" office:value="0.071592390537262" calcext:value-type="float">
            <text:p>0.071592390537262</text:p>
          </table:table-cell>
          <table:table-cell office:value-type="float" office:value="0.102601230144501" calcext:value-type="float">
            <text:p>0.102601230144501</text:p>
          </table:table-cell>
          <table:table-cell office:value-type="float" office:value="0.119985409080982" calcext:value-type="float">
            <text:p>0.119985409080982</text:p>
          </table:table-cell>
          <table:table-cell office:value-type="float" office:value="0.13630485534668" calcext:value-type="float">
            <text:p>0.13630485534668</text:p>
          </table:table-cell>
          <table:table-cell office:value-type="float" office:value="0.238672405481338" calcext:value-type="float">
            <text:p>0.238672405481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6T10:21:14.293518169</dc:date>
    <meta:editing-duration>PT6M35S</meta:editing-duration>
    <meta:editing-cycles>1</meta:editing-cycles>
    <meta:document-statistic meta:table-count="1" meta:cell-count="41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5cm" svg:height="8.975cm" xlink:href=".." xlink:type="simple" chart:class="chart:line" chart:style-name="ch1">
        <chart:legend chart:legend-position="end" svg:x="13.824cm" svg:y="2.694cm" style:legend-expansion="high" chart:style-name="ch2"/>
        <chart:plot-area chart:style-name="ch3" table:cell-range-address="GeoTiffDescription.C1:GeoTiffDescription.I46" chart:data-source-has-labels="row" svg:x="0.32cm" svg:y="0.179cm" svg:width="13.184cm" svg:height="8.617cm">
          <chartooo:coordinate-region svg:x="1.232cm" svg:y="0.379cm" svg:width="12.132cm" svg:height="7.6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eoTiffDescription.C2:GeoTiffDescription.C46" chart:label-cell-address="GeoTiffDescription.C1:GeoTiffDescription.C1" chart:class="chart:line">
            <chart:data-point chart:repeated="45"/>
          </chart:series>
          <chart:series chart:style-name="ch7" chart:values-cell-range-address="GeoTiffDescription.D2:GeoTiffDescription.D46" chart:label-cell-address="GeoTiffDescription.D1:GeoTiffDescription.D1" chart:class="chart:line">
            <chart:data-point chart:repeated="45"/>
          </chart:series>
          <chart:series chart:style-name="ch8" chart:values-cell-range-address="GeoTiffDescription.E2:GeoTiffDescription.E46" chart:label-cell-address="GeoTiffDescription.E1:GeoTiffDescription.E1" chart:class="chart:line">
            <chart:data-point chart:repeated="45"/>
          </chart:series>
          <chart:series chart:style-name="ch9" chart:values-cell-range-address="GeoTiffDescription.F2:GeoTiffDescription.F46" chart:label-cell-address="GeoTiffDescription.F1:GeoTiffDescription.F1" chart:class="chart:line">
            <chart:data-point chart:repeated="45"/>
          </chart:series>
          <chart:series chart:style-name="ch10" chart:values-cell-range-address="GeoTiffDescription.G2:GeoTiffDescription.G46" chart:label-cell-address="GeoTiffDescription.G1:GeoTiffDescription.G1" chart:class="chart:line">
            <chart:data-point chart:repeated="45"/>
          </chart:series>
          <chart:series chart:style-name="ch11" chart:values-cell-range-address="GeoTiffDescription.H2:GeoTiffDescription.H46" chart:label-cell-address="GeoTiffDescription.H1:GeoTiffDescription.H1" chart:class="chart:line">
            <chart:data-point chart:repeated="45"/>
          </chart:series>
          <chart:series chart:style-name="ch12" chart:values-cell-range-address="GeoTiffDescription.I2:GeoTiffDescription.I46" chart:label-cell-address="GeoTiffDescription.I1:GeoTiffDescription.I1" chart:class="chart:line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GeoTiffDescription.C1:GeoTiffDescription.C1</svg:desc>
                </draw:g>
              </table:table-cell>
              <table:table-cell office:value-type="string">
                <text:p>std</text:p>
                <draw:g>
                  <svg:desc>GeoTiffDescription.D1:GeoTiffDescription.D1</svg:desc>
                </draw:g>
              </table:table-cell>
              <table:table-cell office:value-type="string">
                <text:p>min</text:p>
                <draw:g>
                  <svg:desc>GeoTiffDescription.E1:GeoTiffDescription.E1</svg:desc>
                </draw:g>
              </table:table-cell>
              <table:table-cell office:value-type="string">
                <text:p>25%</text:p>
                <draw:g>
                  <svg:desc>GeoTiffDescription.F1:GeoTiffDescription.F1</svg:desc>
                </draw:g>
              </table:table-cell>
              <table:table-cell office:value-type="string">
                <text:p>50%</text:p>
                <draw:g>
                  <svg:desc>GeoTiffDescription.G1:GeoTiffDescription.G1</svg:desc>
                </draw:g>
              </table:table-cell>
              <table:table-cell office:value-type="string">
                <text:p>75%</text:p>
                <draw:g>
                  <svg:desc>GeoTiffDescription.H1:GeoTiffDescription.H1</svg:desc>
                </draw:g>
              </table:table-cell>
              <table:table-cell office:value-type="string">
                <text:p>max</text:p>
                <draw:g>
                  <svg:desc>GeoTiffDescription.I1:GeoTiffDescript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50454068183899">
                <text:p>0.0750454068183899</text:p>
                <draw:g>
                  <svg:desc>GeoTiffDescription.C2:GeoTiffDescription.C46</svg:desc>
                </draw:g>
              </table:table-cell>
              <table:table-cell office:value-type="float" office:value="0.0282996483147144">
                <text:p>0.0282996483147144</text:p>
                <draw:g>
                  <svg:desc>GeoTiffDescription.D2:GeoTiffDescription.D46</svg:desc>
                </draw:g>
              </table:table-cell>
              <table:table-cell office:value-type="float" office:value="0.041408147662878">
                <text:p>0.041408147662878</text:p>
                <draw:g>
                  <svg:desc>GeoTiffDescription.E2:GeoTiffDescription.E46</svg:desc>
                </draw:g>
              </table:table-cell>
              <table:table-cell office:value-type="float" office:value="0.0573712885379791">
                <text:p>0.0573712885379791</text:p>
                <draw:g>
                  <svg:desc>GeoTiffDescription.F2:GeoTiffDescription.F46</svg:desc>
                </draw:g>
              </table:table-cell>
              <table:table-cell office:value-type="float" office:value="0.0665910243988037">
                <text:p>0.0665910243988037</text:p>
                <draw:g>
                  <svg:desc>GeoTiffDescription.G2:GeoTiffDescription.G46</svg:desc>
                </draw:g>
              </table:table-cell>
              <table:table-cell office:value-type="float" office:value="0.0826572626829147">
                <text:p>0.0826572626829147</text:p>
                <draw:g>
                  <svg:desc>GeoTiffDescription.H2:GeoTiffDescription.H46</svg:desc>
                </draw:g>
              </table:table-cell>
              <table:table-cell office:value-type="float" office:value="0.19711971282959">
                <text:p>0.19711971282959</text:p>
                <draw:g>
                  <svg:desc>GeoTiffDescription.I2:GeoTiffDescription.I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641397535801">
                <text:p>0.110641397535801</text:p>
              </table:table-cell>
              <table:table-cell office:value-type="float" office:value="0.0233268961310387">
                <text:p>0.0233268961310387</text:p>
              </table:table-cell>
              <table:table-cell office:value-type="float" office:value="0.0449331775307655">
                <text:p>0.0449331775307655</text:p>
              </table:table-cell>
              <table:table-cell office:value-type="float" office:value="0.0925214439630508">
                <text:p>0.0925214439630508</text:p>
              </table:table-cell>
              <table:table-cell office:value-type="float" office:value="0.107404693961144">
                <text:p>0.107404693961144</text:p>
              </table:table-cell>
              <table:table-cell office:value-type="float" office:value="0.126025199890137">
                <text:p>0.126025199890137</text:p>
              </table:table-cell>
              <table:table-cell office:value-type="float" office:value="0.236492842435837">
                <text:p>0.236492842435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3169079124928">
                <text:p>0.0303169079124928</text:p>
              </table:table-cell>
              <table:table-cell office:value-type="float" office:value="0.00255967327393591">
                <text:p>0.00255967327393591</text:p>
              </table:table-cell>
              <table:table-cell office:value-type="float" office:value="0.0240431688725948">
                <text:p>0.0240431688725948</text:p>
              </table:table-cell>
              <table:table-cell office:value-type="float" office:value="0.0286976583302021">
                <text:p>0.0286976583302021</text:p>
              </table:table-cell>
              <table:table-cell office:value-type="float" office:value="0.0300725735723972">
                <text:p>0.0300725735723972</text:p>
              </table:table-cell>
              <table:table-cell office:value-type="float" office:value="0.0320626720786095">
                <text:p>0.0320626720786095</text:p>
              </table:table-cell>
              <table:table-cell office:value-type="float" office:value="0.0395136773586273">
                <text:p>0.0395136773586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1119338274002">
                <text:p>0.0571119338274002</text:p>
              </table:table-cell>
              <table:table-cell office:value-type="float" office:value="0.00329596572555602">
                <text:p>0.00329596572555602</text:p>
              </table:table-cell>
              <table:table-cell office:value-type="float" office:value="0.050587173551321">
                <text:p>0.050587173551321</text:p>
              </table:table-cell>
              <table:table-cell office:value-type="float" office:value="0.0545225068926811">
                <text:p>0.0545225068926811</text:p>
              </table:table-cell>
              <table:table-cell office:value-type="float" office:value="0.0566707625985146">
                <text:p>0.0566707625985146</text:p>
              </table:table-cell>
              <table:table-cell office:value-type="float" office:value="0.0596491992473602">
                <text:p>0.0596491992473602</text:p>
              </table:table-cell>
              <table:table-cell office:value-type="float" office:value="0.0667663961648941">
                <text:p>0.0667663961648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158158659935">
                <text:p>0.18158158659935</text:p>
              </table:table-cell>
              <table:table-cell office:value-type="float" office:value="0.0318246074020863">
                <text:p>0.0318246074020863</text:p>
              </table:table-cell>
              <table:table-cell office:value-type="float" office:value="0.0769965350627899">
                <text:p>0.0769965350627899</text:p>
              </table:table-cell>
              <table:table-cell office:value-type="float" office:value="0.163925021886826">
                <text:p>0.163925021886826</text:p>
              </table:table-cell>
              <table:table-cell office:value-type="float" office:value="0.179817497730255">
                <text:p>0.179817497730255</text:p>
              </table:table-cell>
              <table:table-cell office:value-type="float" office:value="0.195813715457916">
                <text:p>0.195813715457916</text:p>
              </table:table-cell>
              <table:table-cell office:value-type="float" office:value="0.308627396821976">
                <text:p>0.308627396821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5460379123688">
                <text:p>0.195460379123688</text:p>
              </table:table-cell>
              <table:table-cell office:value-type="float" office:value="0.0316561497747898">
                <text:p>0.0316561497747898</text:p>
              </table:table-cell>
              <table:table-cell office:value-type="float" office:value="0.0735389441251755">
                <text:p>0.0735389441251755</text:p>
              </table:table-cell>
              <table:table-cell office:value-type="float" office:value="0.177657425403595">
                <text:p>0.177657425403595</text:p>
              </table:table-cell>
              <table:table-cell office:value-type="float" office:value="0.194513708353043">
                <text:p>0.194513708353043</text:p>
              </table:table-cell>
              <table:table-cell office:value-type="float" office:value="0.208922013640404">
                <text:p>0.208922013640404</text:p>
              </table:table-cell>
              <table:table-cell office:value-type="float" office:value="0.32830610871315">
                <text:p>0.32830610871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0837868452072">
                <text:p>0.0650837868452072</text:p>
              </table:table-cell>
              <table:table-cell office:value-type="float" office:value="0.00997485127300024">
                <text:p>0.00997485127300024</text:p>
              </table:table-cell>
              <table:table-cell office:value-type="float" office:value="0.0414567664265633">
                <text:p>0.0414567664265633</text:p>
              </table:table-cell>
              <table:table-cell office:value-type="float" office:value="0.0574817582964897">
                <text:p>0.0574817582964897</text:p>
              </table:table-cell>
              <table:table-cell office:value-type="float" office:value="0.0648227035999298">
                <text:p>0.0648227035999298</text:p>
              </table:table-cell>
              <table:table-cell office:value-type="float" office:value="0.0717643722891808">
                <text:p>0.0717643722891808</text:p>
              </table:table-cell>
              <table:table-cell office:value-type="float" office:value="0.0972679629921913">
                <text:p>0.0972679629921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374687790871">
                <text:p>0.227374687790871</text:p>
              </table:table-cell>
              <table:table-cell office:value-type="float" office:value="0.0350537337362766">
                <text:p>0.0350537337362766</text:p>
              </table:table-cell>
              <table:table-cell office:value-type="float" office:value="0.0927763730287552">
                <text:p>0.0927763730287552</text:p>
              </table:table-cell>
              <table:table-cell office:value-type="float" office:value="0.207513183355331">
                <text:p>0.207513183355331</text:p>
              </table:table-cell>
              <table:table-cell office:value-type="float" office:value="0.229913309216499">
                <text:p>0.229913309216499</text:p>
              </table:table-cell>
              <table:table-cell office:value-type="float" office:value="0.25051075220108">
                <text:p>0.25051075220108</text:p>
              </table:table-cell>
              <table:table-cell office:value-type="float" office:value="0.334141850471497">
                <text:p>0.334141850471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5014850497246">
                <text:p>0.225014850497246</text:p>
              </table:table-cell>
              <table:table-cell office:value-type="float" office:value="0.0373009368777275">
                <text:p>0.0373009368777275</text:p>
              </table:table-cell>
              <table:table-cell office:value-type="float" office:value="0.0865990594029427">
                <text:p>0.0865990594029427</text:p>
              </table:table-cell>
              <table:table-cell office:value-type="float" office:value="0.205541282892227">
                <text:p>0.205541282892227</text:p>
              </table:table-cell>
              <table:table-cell office:value-type="float" office:value="0.224693417549133">
                <text:p>0.224693417549133</text:p>
              </table:table-cell>
              <table:table-cell office:value-type="float" office:value="0.244708031415939">
                <text:p>0.244708031415939</text:p>
              </table:table-cell>
              <table:table-cell office:value-type="float" office:value="0.394595474004745">
                <text:p>0.394595474004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1238002181053">
                <text:p>0.221238002181053</text:p>
              </table:table-cell>
              <table:table-cell office:value-type="float" office:value="0.0373970083892345">
                <text:p>0.0373970083892345</text:p>
              </table:table-cell>
              <table:table-cell office:value-type="float" office:value="0.0736024305224419">
                <text:p>0.0736024305224419</text:p>
              </table:table-cell>
              <table:table-cell office:value-type="float" office:value="0.200987875461578">
                <text:p>0.200987875461578</text:p>
              </table:table-cell>
              <table:table-cell office:value-type="float" office:value="0.224205672740936">
                <text:p>0.224205672740936</text:p>
              </table:table-cell>
              <table:table-cell office:value-type="float" office:value="0.242301762104034">
                <text:p>0.242301762104034</text:p>
              </table:table-cell>
              <table:table-cell office:value-type="float" office:value="0.381456851959229">
                <text:p>0.381456851959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0070615410805">
                <text:p>0.220070615410805</text:p>
              </table:table-cell>
              <table:table-cell office:value-type="float" office:value="0.047525517642498">
                <text:p>0.047525517642498</text:p>
              </table:table-cell>
              <table:table-cell office:value-type="float" office:value="0.0901769176125526">
                <text:p>0.0901769176125526</text:p>
              </table:table-cell>
              <table:table-cell office:value-type="float" office:value="0.190401509404182">
                <text:p>0.190401509404182</text:p>
              </table:table-cell>
              <table:table-cell office:value-type="float" office:value="0.213846802711487">
                <text:p>0.213846802711487</text:p>
              </table:table-cell>
              <table:table-cell office:value-type="float" office:value="0.253834187984467">
                <text:p>0.253834187984467</text:p>
              </table:table-cell>
              <table:table-cell office:value-type="float" office:value="0.342253178358078">
                <text:p>0.342253178358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8388234972954">
                <text:p>0.228388234972954</text:p>
              </table:table-cell>
              <table:table-cell office:value-type="float" office:value="0.0447179675102234">
                <text:p>0.0447179675102234</text:p>
              </table:table-cell>
              <table:table-cell office:value-type="float" office:value="0.0905698463320732">
                <text:p>0.0905698463320732</text:p>
              </table:table-cell>
              <table:table-cell office:value-type="float" office:value="0.200718820095062">
                <text:p>0.200718820095062</text:p>
              </table:table-cell>
              <table:table-cell office:value-type="float" office:value="0.230453178286552">
                <text:p>0.230453178286552</text:p>
              </table:table-cell>
              <table:table-cell office:value-type="float" office:value="0.255883991718292">
                <text:p>0.255883991718292</text:p>
              </table:table-cell>
              <table:table-cell office:value-type="float" office:value="0.362563878297806">
                <text:p>0.362563878297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6405907869339">
                <text:p>0.206405907869339</text:p>
              </table:table-cell>
              <table:table-cell office:value-type="float" office:value="0.0413225218653679">
                <text:p>0.0413225218653679</text:p>
              </table:table-cell>
              <table:table-cell office:value-type="float" office:value="0.0820769369602204">
                <text:p>0.0820769369602204</text:p>
              </table:table-cell>
              <table:table-cell office:value-type="float" office:value="0.183453038334847">
                <text:p>0.183453038334847</text:p>
              </table:table-cell>
              <table:table-cell office:value-type="float" office:value="0.207745432853699">
                <text:p>0.207745432853699</text:p>
              </table:table-cell>
              <table:table-cell office:value-type="float" office:value="0.228521421551704">
                <text:p>0.228521421551704</text:p>
              </table:table-cell>
              <table:table-cell office:value-type="float" office:value="0.361047655344009">
                <text:p>0.361047655344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2299502193928">
                <text:p>0.0182299502193928</text:p>
              </table:table-cell>
              <table:table-cell office:value-type="float" office:value="0.00079860253026709">
                <text:p>0.00079860253026709</text:p>
              </table:table-cell>
              <table:table-cell office:value-type="float" office:value="0.0156795922666788">
                <text:p>0.0156795922666788</text:p>
              </table:table-cell>
              <table:table-cell office:value-type="float" office:value="0.0176579840481281">
                <text:p>0.0176579840481281</text:p>
              </table:table-cell>
              <table:table-cell office:value-type="float" office:value="0.0183079224079847">
                <text:p>0.0183079224079847</text:p>
              </table:table-cell>
              <table:table-cell office:value-type="float" office:value="0.018763143569231">
                <text:p>0.018763143569231</text:p>
              </table:table-cell>
              <table:table-cell office:value-type="float" office:value="0.0204184576869011">
                <text:p>0.0204184576869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9315511584282">
                <text:p>0.159315511584282</text:p>
              </table:table-cell>
              <table:table-cell office:value-type="float" office:value="0.0257662422955036">
                <text:p>0.0257662422955036</text:p>
              </table:table-cell>
              <table:table-cell office:value-type="float" office:value="0.0772620737552643">
                <text:p>0.0772620737552643</text:p>
              </table:table-cell>
              <table:table-cell office:value-type="float" office:value="0.147545695304871">
                <text:p>0.147545695304871</text:p>
              </table:table-cell>
              <table:table-cell office:value-type="float" office:value="0.157590657472611">
                <text:p>0.157590657472611</text:p>
              </table:table-cell>
              <table:table-cell office:value-type="float" office:value="0.168745160102844">
                <text:p>0.168745160102844</text:p>
              </table:table-cell>
              <table:table-cell office:value-type="float" office:value="0.333143830299377">
                <text:p>0.333143830299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2425736188889">
                <text:p>0.152425736188889</text:p>
              </table:table-cell>
              <table:table-cell office:value-type="float" office:value="0.0331796072423458">
                <text:p>0.0331796072423458</text:p>
              </table:table-cell>
              <table:table-cell office:value-type="float" office:value="0.0744905695319176">
                <text:p>0.0744905695319176</text:p>
              </table:table-cell>
              <table:table-cell office:value-type="float" office:value="0.1301549077034">
                <text:p>0.1301549077034</text:p>
              </table:table-cell>
              <table:table-cell office:value-type="float" office:value="0.148824602365494">
                <text:p>0.148824602365494</text:p>
              </table:table-cell>
              <table:table-cell office:value-type="float" office:value="0.170427367091179">
                <text:p>0.170427367091179</text:p>
              </table:table-cell>
              <table:table-cell office:value-type="float" office:value="0.323230177164078">
                <text:p>0.323230177164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5714045464993">
                <text:p>0.105714045464993</text:p>
              </table:table-cell>
              <table:table-cell office:value-type="float" office:value="0.0311758536845446">
                <text:p>0.0311758536845446</text:p>
              </table:table-cell>
              <table:table-cell office:value-type="float" office:value="0.0324223376810551">
                <text:p>0.0324223376810551</text:p>
              </table:table-cell>
              <table:table-cell office:value-type="float" office:value="0.0858215838670731">
                <text:p>0.0858215838670731</text:p>
              </table:table-cell>
              <table:table-cell office:value-type="float" office:value="0.101376250386238">
                <text:p>0.101376250386238</text:p>
              </table:table-cell>
              <table:table-cell office:value-type="float" office:value="0.126054644584656">
                <text:p>0.126054644584656</text:p>
              </table:table-cell>
              <table:table-cell office:value-type="float" office:value="0.216861128807068">
                <text:p>0.2168611288070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3825207352638">
                <text:p>0.123825207352638</text:p>
              </table:table-cell>
              <table:table-cell office:value-type="float" office:value="0.0279705617576838">
                <text:p>0.0279705617576838</text:p>
              </table:table-cell>
              <table:table-cell office:value-type="float" office:value="0.0689655169844627">
                <text:p>0.0689655169844627</text:p>
              </table:table-cell>
              <table:table-cell office:value-type="float" office:value="0.104478031396866">
                <text:p>0.104478031396866</text:p>
              </table:table-cell>
              <table:table-cell office:value-type="float" office:value="0.115798458456993">
                <text:p>0.115798458456993</text:p>
              </table:table-cell>
              <table:table-cell office:value-type="float" office:value="0.134209126234055">
                <text:p>0.134209126234055</text:p>
              </table:table-cell>
              <table:table-cell office:value-type="float" office:value="0.235410839319229">
                <text:p>0.235410839319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1475646495819">
                <text:p>0.111475646495819</text:p>
              </table:table-cell>
              <table:table-cell office:value-type="float" office:value="0.0219287574291229">
                <text:p>0.0219287574291229</text:p>
              </table:table-cell>
              <table:table-cell office:value-type="float" office:value="0.063792385160923">
                <text:p>0.063792385160923</text:p>
              </table:table-cell>
              <table:table-cell office:value-type="float" office:value="0.0963073819875717">
                <text:p>0.0963073819875717</text:p>
              </table:table-cell>
              <table:table-cell office:value-type="float" office:value="0.106545224785805">
                <text:p>0.106545224785805</text:p>
              </table:table-cell>
              <table:table-cell office:value-type="float" office:value="0.124965101480484">
                <text:p>0.124965101480484</text:p>
              </table:table-cell>
              <table:table-cell office:value-type="float" office:value="0.214632049202919">
                <text:p>0.214632049202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16016259789467">
                <text:p>0.0516016259789467</text:p>
              </table:table-cell>
              <table:table-cell office:value-type="float" office:value="0.00148688780609518">
                <text:p>0.00148688780609518</text:p>
              </table:table-cell>
              <table:table-cell office:value-type="float" office:value="0.0481611490249634">
                <text:p>0.0481611490249634</text:p>
              </table:table-cell>
              <table:table-cell office:value-type="float" office:value="0.050446592271328">
                <text:p>0.050446592271328</text:p>
              </table:table-cell>
              <table:table-cell office:value-type="float" office:value="0.0515188835561276">
                <text:p>0.0515188835561276</text:p>
              </table:table-cell>
              <table:table-cell office:value-type="float" office:value="0.0526135414838791">
                <text:p>0.0526135414838791</text:p>
              </table:table-cell>
              <table:table-cell office:value-type="float" office:value="0.0560663305222988">
                <text:p>0.0560663305222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4511985182762">
                <text:p>0.0954511985182762</text:p>
              </table:table-cell>
              <table:table-cell office:value-type="float" office:value="0.0139958970248699">
                <text:p>0.0139958970248699</text:p>
              </table:table-cell>
              <table:table-cell office:value-type="float" office:value="0.0560682155191898">
                <text:p>0.0560682155191898</text:p>
              </table:table-cell>
              <table:table-cell office:value-type="float" office:value="0.0864460170269013">
                <text:p>0.0864460170269013</text:p>
              </table:table-cell>
              <table:table-cell office:value-type="float" office:value="0.094873309135437">
                <text:p>0.094873309135437</text:p>
              </table:table-cell>
              <table:table-cell office:value-type="float" office:value="0.103776276111603">
                <text:p>0.103776276111603</text:p>
              </table:table-cell>
              <table:table-cell office:value-type="float" office:value="0.177837669849396">
                <text:p>0.177837669849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2974056899548">
                <text:p>0.0282974056899548</text:p>
              </table:table-cell>
              <table:table-cell office:value-type="float" office:value="0.0036740405485034">
                <text:p>0.0036740405485034</text:p>
              </table:table-cell>
              <table:table-cell office:value-type="float" office:value="0.0164045840501785">
                <text:p>0.0164045840501785</text:p>
              </table:table-cell>
              <table:table-cell office:value-type="float" office:value="0.025937907397747">
                <text:p>0.025937907397747</text:p>
              </table:table-cell>
              <table:table-cell office:value-type="float" office:value="0.0283427610993385">
                <text:p>0.0283427610993385</text:p>
              </table:table-cell>
              <table:table-cell office:value-type="float" office:value="0.0306375306099653">
                <text:p>0.0306375306099653</text:p>
              </table:table-cell>
              <table:table-cell office:value-type="float" office:value="0.0370407439768314">
                <text:p>0.0370407439768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090734064579">
                <text:p>0.10090734064579</text:p>
              </table:table-cell>
              <table:table-cell office:value-type="float" office:value="0.0151903890073299">
                <text:p>0.0151903890073299</text:p>
              </table:table-cell>
              <table:table-cell office:value-type="float" office:value="0.051969688385725">
                <text:p>0.051969688385725</text:p>
              </table:table-cell>
              <table:table-cell office:value-type="float" office:value="0.0904684215784073">
                <text:p>0.0904684215784073</text:p>
              </table:table-cell>
              <table:table-cell office:value-type="float" office:value="0.101657584309578">
                <text:p>0.101657584309578</text:p>
              </table:table-cell>
              <table:table-cell office:value-type="float" office:value="0.110012322664261">
                <text:p>0.110012322664261</text:p>
              </table:table-cell>
              <table:table-cell office:value-type="float" office:value="0.182363271713257">
                <text:p>0.182363271713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6912165880203">
                <text:p>0.106912165880203</text:p>
              </table:table-cell>
              <table:table-cell office:value-type="float" office:value="0.0165276248008013">
                <text:p>0.0165276248008013</text:p>
              </table:table-cell>
              <table:table-cell office:value-type="float" office:value="0.0426007620990276">
                <text:p>0.0426007620990276</text:p>
              </table:table-cell>
              <table:table-cell office:value-type="float" office:value="0.0962292850017548">
                <text:p>0.0962292850017548</text:p>
              </table:table-cell>
              <table:table-cell office:value-type="float" office:value="0.107412822544575">
                <text:p>0.107412822544575</text:p>
              </table:table-cell>
              <table:table-cell office:value-type="float" office:value="0.117318913340569">
                <text:p>0.117318913340569</text:p>
              </table:table-cell>
              <table:table-cell office:value-type="float" office:value="0.189388692378998">
                <text:p>0.189388692378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0297288298607">
                <text:p>0.130297288298607</text:p>
              </table:table-cell>
              <table:table-cell office:value-type="float" office:value="0.0235702469944954">
                <text:p>0.0235702469944954</text:p>
              </table:table-cell>
              <table:table-cell office:value-type="float" office:value="0.053768303245306">
                <text:p>0.053768303245306</text:p>
              </table:table-cell>
              <table:table-cell office:value-type="float" office:value="0.115112349390984">
                <text:p>0.115112349390984</text:p>
              </table:table-cell>
              <table:table-cell office:value-type="float" office:value="0.13064980506897">
                <text:p>0.13064980506897</text:p>
              </table:table-cell>
              <table:table-cell office:value-type="float" office:value="0.14468464255333">
                <text:p>0.14468464255333</text:p>
              </table:table-cell>
              <table:table-cell office:value-type="float" office:value="0.236481115221977">
                <text:p>0.2364811152219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14239822328091">
                <text:p>0.0314239822328091</text:p>
              </table:table-cell>
              <table:table-cell office:value-type="float" office:value="0.00192837894428521">
                <text:p>0.00192837894428521</text:p>
              </table:table-cell>
              <table:table-cell office:value-type="float" office:value="0.0271209869533777">
                <text:p>0.0271209869533777</text:p>
              </table:table-cell>
              <table:table-cell office:value-type="float" office:value="0.0296754948794842">
                <text:p>0.0296754948794842</text:p>
              </table:table-cell>
              <table:table-cell office:value-type="float" office:value="0.0314171127974987">
                <text:p>0.0314171127974987</text:p>
              </table:table-cell>
              <table:table-cell office:value-type="float" office:value="0.033069059252739">
                <text:p>0.033069059252739</text:p>
              </table:table-cell>
              <table:table-cell office:value-type="float" office:value="0.0360257290303707">
                <text:p>0.0360257290303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8633486628532">
                <text:p>0.188633486628532</text:p>
              </table:table-cell>
              <table:table-cell office:value-type="float" office:value="0.0336913056671619">
                <text:p>0.0336913056671619</text:p>
              </table:table-cell>
              <table:table-cell office:value-type="float" office:value="0.10239539295435">
                <text:p>0.10239539295435</text:p>
              </table:table-cell>
              <table:table-cell office:value-type="float" office:value="0.167693912982941">
                <text:p>0.167693912982941</text:p>
              </table:table-cell>
              <table:table-cell office:value-type="float" office:value="0.186933666467667">
                <text:p>0.186933666467667</text:p>
              </table:table-cell>
              <table:table-cell office:value-type="float" office:value="0.209578901529312">
                <text:p>0.209578901529312</text:p>
              </table:table-cell>
              <table:table-cell office:value-type="float" office:value="0.31386786699295">
                <text:p>0.31386786699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1559910774231">
                <text:p>0.191559910774231</text:p>
              </table:table-cell>
              <table:table-cell office:value-type="float" office:value="0.0329141207039356">
                <text:p>0.0329141207039356</text:p>
              </table:table-cell>
              <table:table-cell office:value-type="float" office:value="0.0804007723927498">
                <text:p>0.0804007723927498</text:p>
              </table:table-cell>
              <table:table-cell office:value-type="float" office:value="0.16953556239605">
                <text:p>0.16953556239605</text:p>
              </table:table-cell>
              <table:table-cell office:value-type="float" office:value="0.189074590802193">
                <text:p>0.189074590802193</text:p>
              </table:table-cell>
              <table:table-cell office:value-type="float" office:value="0.209904909133911">
                <text:p>0.209904909133911</text:p>
              </table:table-cell>
              <table:table-cell office:value-type="float" office:value="0.317215174436569">
                <text:p>0.3172151744365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370679020882">
                <text:p>0.168370679020882</text:p>
              </table:table-cell>
              <table:table-cell office:value-type="float" office:value="0.0661556646227837">
                <text:p>0.0661556646227837</text:p>
              </table:table-cell>
              <table:table-cell office:value-type="float" office:value="0.0450588129460812">
                <text:p>0.0450588129460812</text:p>
              </table:table-cell>
              <table:table-cell office:value-type="float" office:value="0.116116680204868">
                <text:p>0.116116680204868</text:p>
              </table:table-cell>
              <table:table-cell office:value-type="float" office:value="0.174211487174034">
                <text:p>0.174211487174034</text:p>
              </table:table-cell>
              <table:table-cell office:value-type="float" office:value="0.218268275260925">
                <text:p>0.218268275260925</text:p>
              </table:table-cell>
              <table:table-cell office:value-type="float" office:value="0.34519425034523">
                <text:p>0.34519425034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1538180708885">
                <text:p>0.211538180708885</text:p>
              </table:table-cell>
              <table:table-cell office:value-type="float" office:value="0.0385462827980518">
                <text:p>0.0385462827980518</text:p>
              </table:table-cell>
              <table:table-cell office:value-type="float" office:value="0.104739882051945">
                <text:p>0.104739882051945</text:p>
              </table:table-cell>
              <table:table-cell office:value-type="float" office:value="0.185999721288681">
                <text:p>0.185999721288681</text:p>
              </table:table-cell>
              <table:table-cell office:value-type="float" office:value="0.206988424062729">
                <text:p>0.206988424062729</text:p>
              </table:table-cell>
              <table:table-cell office:value-type="float" office:value="0.230191245675087">
                <text:p>0.230191245675087</text:p>
              </table:table-cell>
              <table:table-cell office:value-type="float" office:value="0.354114174842834">
                <text:p>0.354114174842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6313372850418">
                <text:p>0.236313372850418</text:p>
              </table:table-cell>
              <table:table-cell office:value-type="float" office:value="0.04786192253232">
                <text:p>0.04786192253232</text:p>
              </table:table-cell>
              <table:table-cell office:value-type="float" office:value="0.110391549766064">
                <text:p>0.110391549766064</text:p>
              </table:table-cell>
              <table:table-cell office:value-type="float" office:value="0.198410212993622">
                <text:p>0.198410212993622</text:p>
              </table:table-cell>
              <table:table-cell office:value-type="float" office:value="0.234474703669548">
                <text:p>0.234474703669548</text:p>
              </table:table-cell>
              <table:table-cell office:value-type="float" office:value="0.270827293395996">
                <text:p>0.270827293395996</text:p>
              </table:table-cell>
              <table:table-cell office:value-type="float" office:value="0.377878069877625">
                <text:p>0.377878069877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2779622077942">
                <text:p>0.232779622077942</text:p>
              </table:table-cell>
              <table:table-cell office:value-type="float" office:value="0.0375785641372204">
                <text:p>0.0375785641372204</text:p>
              </table:table-cell>
              <table:table-cell office:value-type="float" office:value="0.0935940444469452">
                <text:p>0.0935940444469452</text:p>
              </table:table-cell>
              <table:table-cell office:value-type="float" office:value="0.207913160324097">
                <text:p>0.207913160324097</text:p>
              </table:table-cell>
              <table:table-cell office:value-type="float" office:value="0.23420375585556">
                <text:p>0.23420375585556</text:p>
              </table:table-cell>
              <table:table-cell office:value-type="float" office:value="0.258301734924316">
                <text:p>0.258301734924316</text:p>
              </table:table-cell>
              <table:table-cell office:value-type="float" office:value="0.348691284656525">
                <text:p>0.348691284656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55868268013">
                <text:p>0.1055868268013</text:p>
              </table:table-cell>
              <table:table-cell office:value-type="float" office:value="0.00999324209988117">
                <text:p>0.00999324209988117</text:p>
              </table:table-cell>
              <table:table-cell office:value-type="float" office:value="0.0758484527468681">
                <text:p>0.0758484527468681</text:p>
              </table:table-cell>
              <table:table-cell office:value-type="float" office:value="0.10013435035944">
                <text:p>0.10013435035944</text:p>
              </table:table-cell>
              <table:table-cell office:value-type="float" office:value="0.106460422277451">
                <text:p>0.106460422277451</text:p>
              </table:table-cell>
              <table:table-cell office:value-type="float" office:value="0.112516790628433">
                <text:p>0.112516790628433</text:p>
              </table:table-cell>
              <table:table-cell office:value-type="float" office:value="0.127076730132103">
                <text:p>0.127076730132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5265974402428">
                <text:p>0.215265974402428</text:p>
              </table:table-cell>
              <table:table-cell office:value-type="float" office:value="0.0349576584994793">
                <text:p>0.0349576584994793</text:p>
              </table:table-cell>
              <table:table-cell office:value-type="float" office:value="0.106577590107918">
                <text:p>0.106577590107918</text:p>
              </table:table-cell>
              <table:table-cell office:value-type="float" office:value="0.193022817373276">
                <text:p>0.193022817373276</text:p>
              </table:table-cell>
              <table:table-cell office:value-type="float" office:value="0.209210202097893">
                <text:p>0.209210202097893</text:p>
              </table:table-cell>
              <table:table-cell office:value-type="float" office:value="0.237540334463119">
                <text:p>0.237540334463119</text:p>
              </table:table-cell>
              <table:table-cell office:value-type="float" office:value="0.341351985931396">
                <text:p>0.341351985931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2021028399467">
                <text:p>0.222021028399467</text:p>
              </table:table-cell>
              <table:table-cell office:value-type="float" office:value="0.0331649631261826">
                <text:p>0.0331649631261826</text:p>
              </table:table-cell>
              <table:table-cell office:value-type="float" office:value="0.113829217851162">
                <text:p>0.113829217851162</text:p>
              </table:table-cell>
              <table:table-cell office:value-type="float" office:value="0.19860303401947">
                <text:p>0.19860303401947</text:p>
              </table:table-cell>
              <table:table-cell office:value-type="float" office:value="0.218671634793282">
                <text:p>0.218671634793282</text:p>
              </table:table-cell>
              <table:table-cell office:value-type="float" office:value="0.244532391428947">
                <text:p>0.244532391428947</text:p>
              </table:table-cell>
              <table:table-cell office:value-type="float" office:value="0.332966953516007">
                <text:p>0.332966953516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3004594445229">
                <text:p>0.223004594445229</text:p>
              </table:table-cell>
              <table:table-cell office:value-type="float" office:value="0.0443265028297901">
                <text:p>0.0443265028297901</text:p>
              </table:table-cell>
              <table:table-cell office:value-type="float" office:value="0.126983508467674">
                <text:p>0.126983508467674</text:p>
              </table:table-cell>
              <table:table-cell office:value-type="float" office:value="0.19045951962471">
                <text:p>0.19045951962471</text:p>
              </table:table-cell>
              <table:table-cell office:value-type="float" office:value="0.215533345937729">
                <text:p>0.215533345937729</text:p>
              </table:table-cell>
              <table:table-cell office:value-type="float" office:value="0.245638325810432">
                <text:p>0.245638325810432</text:p>
              </table:table-cell>
              <table:table-cell office:value-type="float" office:value="0.384195804595947">
                <text:p>0.384195804595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3912446498871">
                <text:p>0.193912446498871</text:p>
              </table:table-cell>
              <table:table-cell office:value-type="float" office:value="0.0289960689842701">
                <text:p>0.0289960689842701</text:p>
              </table:table-cell>
              <table:table-cell office:value-type="float" office:value="0.126902848482132">
                <text:p>0.126902848482132</text:p>
              </table:table-cell>
              <table:table-cell office:value-type="float" office:value="0.175469607114792">
                <text:p>0.175469607114792</text:p>
              </table:table-cell>
              <table:table-cell office:value-type="float" office:value="0.190316990017891">
                <text:p>0.190316990017891</text:p>
              </table:table-cell>
              <table:table-cell office:value-type="float" office:value="0.209661573171616">
                <text:p>0.209661573171616</text:p>
              </table:table-cell>
              <table:table-cell office:value-type="float" office:value="0.300175875425339">
                <text:p>0.300175875425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0100156664848">
                <text:p>0.150100156664848</text:p>
              </table:table-cell>
              <table:table-cell office:value-type="float" office:value="0.0248422250151634">
                <text:p>0.0248422250151634</text:p>
              </table:table-cell>
              <table:table-cell office:value-type="float" office:value="0.106340564787388">
                <text:p>0.106340564787388</text:p>
              </table:table-cell>
              <table:table-cell office:value-type="float" office:value="0.131020486354828">
                <text:p>0.131020486354828</text:p>
              </table:table-cell>
              <table:table-cell office:value-type="float" office:value="0.14910326898098">
                <text:p>0.14910326898098</text:p>
              </table:table-cell>
              <table:table-cell office:value-type="float" office:value="0.164603114128113">
                <text:p>0.164603114128113</text:p>
              </table:table-cell>
              <table:table-cell office:value-type="float" office:value="0.270029902458191">
                <text:p>0.270029902458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6980151534081">
                <text:p>0.146980151534081</text:p>
              </table:table-cell>
              <table:table-cell office:value-type="float" office:value="0.0334342271089554">
                <text:p>0.0334342271089554</text:p>
              </table:table-cell>
              <table:table-cell office:value-type="float" office:value="0.0823560059070587">
                <text:p>0.0823560059070587</text:p>
              </table:table-cell>
              <table:table-cell office:value-type="float" office:value="0.122978538274765">
                <text:p>0.122978538274765</text:p>
              </table:table-cell>
              <table:table-cell office:value-type="float" office:value="0.147041589021683">
                <text:p>0.147041589021683</text:p>
              </table:table-cell>
              <table:table-cell office:value-type="float" office:value="0.165047168731689">
                <text:p>0.165047168731689</text:p>
              </table:table-cell>
              <table:table-cell office:value-type="float" office:value="0.329560548067093">
                <text:p>0.3295605480670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7606050372124">
                <text:p>0.157606050372124</text:p>
              </table:table-cell>
              <table:table-cell office:value-type="float" office:value="0.031858965754509">
                <text:p>0.031858965754509</text:p>
              </table:table-cell>
              <table:table-cell office:value-type="float" office:value="0.0864498615264893">
                <text:p>0.0864498615264893</text:p>
              </table:table-cell>
              <table:table-cell office:value-type="float" office:value="0.133900329470634">
                <text:p>0.133900329470634</text:p>
              </table:table-cell>
              <table:table-cell office:value-type="float" office:value="0.156139507889748">
                <text:p>0.156139507889748</text:p>
              </table:table-cell>
              <table:table-cell office:value-type="float" office:value="0.179464861750603">
                <text:p>0.179464861750603</text:p>
              </table:table-cell>
              <table:table-cell office:value-type="float" office:value="0.297613084316254">
                <text:p>0.2976130843162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3763574361801">
                <text:p>0.203763574361801</text:p>
              </table:table-cell>
              <table:table-cell office:value-type="float" office:value="0.0576438941061497">
                <text:p>0.0576438941061497</text:p>
              </table:table-cell>
              <table:table-cell office:value-type="float" office:value="0.0831613093614578">
                <text:p>0.0831613093614578</text:p>
              </table:table-cell>
              <table:table-cell office:value-type="float" office:value="0.167220532894135">
                <text:p>0.167220532894135</text:p>
              </table:table-cell>
              <table:table-cell office:value-type="float" office:value="0.209190204739571">
                <text:p>0.209190204739571</text:p>
              </table:table-cell>
              <table:table-cell office:value-type="float" office:value="0.243948519229889">
                <text:p>0.243948519229889</text:p>
              </table:table-cell>
              <table:table-cell office:value-type="float" office:value="0.337230175733566">
                <text:p>0.3372301757335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5618346333504">
                <text:p>0.195618346333504</text:p>
              </table:table-cell>
              <table:table-cell office:value-type="float" office:value="0.042542390525341">
                <text:p>0.042542390525341</text:p>
              </table:table-cell>
              <table:table-cell office:value-type="float" office:value="0.0908639058470726">
                <text:p>0.0908639058470726</text:p>
              </table:table-cell>
              <table:table-cell office:value-type="float" office:value="0.165133655071259">
                <text:p>0.165133655071259</text:p>
              </table:table-cell>
              <table:table-cell office:value-type="float" office:value="0.209448367357254">
                <text:p>0.209448367357254</text:p>
              </table:table-cell>
              <table:table-cell office:value-type="float" office:value="0.228803277015686">
                <text:p>0.228803277015686</text:p>
              </table:table-cell>
              <table:table-cell office:value-type="float" office:value="0.27106773853302">
                <text:p>0.27106773853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6908563375473">
                <text:p>0.196908563375473</text:p>
              </table:table-cell>
              <table:table-cell office:value-type="float" office:value="0.0511108264327049">
                <text:p>0.0511108264327049</text:p>
              </table:table-cell>
              <table:table-cell office:value-type="float" office:value="0.0666210725903511">
                <text:p>0.0666210725903511</text:p>
              </table:table-cell>
              <table:table-cell office:value-type="float" office:value="0.160427391529083">
                <text:p>0.160427391529083</text:p>
              </table:table-cell>
              <table:table-cell office:value-type="float" office:value="0.208173960447311">
                <text:p>0.208173960447311</text:p>
              </table:table-cell>
              <table:table-cell office:value-type="float" office:value="0.23393514752388">
                <text:p>0.23393514752388</text:p>
              </table:table-cell>
              <table:table-cell office:value-type="float" office:value="0.298890441656113">
                <text:p>0.298890441656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522974729538">
                <text:p>0.15522974729538</text:p>
              </table:table-cell>
              <table:table-cell office:value-type="float" office:value="0.0406191945075989">
                <text:p>0.0406191945075989</text:p>
              </table:table-cell>
              <table:table-cell office:value-type="float" office:value="0.0635808110237122">
                <text:p>0.0635808110237122</text:p>
              </table:table-cell>
              <table:table-cell office:value-type="float" office:value="0.123479843139648">
                <text:p>0.123479843139648</text:p>
              </table:table-cell>
              <table:table-cell office:value-type="float" office:value="0.161377444863319">
                <text:p>0.161377444863319</text:p>
              </table:table-cell>
              <table:table-cell office:value-type="float" office:value="0.18552453815937">
                <text:p>0.18552453815937</text:p>
              </table:table-cell>
              <table:table-cell office:value-type="float" office:value="0.247033089399338">
                <text:p>0.2470330893993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611423790455">
                <text:p>0.121611423790455</text:p>
              </table:table-cell>
              <table:table-cell office:value-type="float" office:value="0.0264810156077147">
                <text:p>0.0264810156077147</text:p>
              </table:table-cell>
              <table:table-cell office:value-type="float" office:value="0.071592390537262">
                <text:p>0.071592390537262</text:p>
              </table:table-cell>
              <table:table-cell office:value-type="float" office:value="0.102601230144501">
                <text:p>0.102601230144501</text:p>
              </table:table-cell>
              <table:table-cell office:value-type="float" office:value="0.119985409080982">
                <text:p>0.119985409080982</text:p>
              </table:table-cell>
              <table:table-cell office:value-type="float" office:value="0.13630485534668">
                <text:p>0.13630485534668</text:p>
              </table:table-cell>
              <table:table-cell office:value-type="float" office:value="0.238672405481338">
                <text:p>0.238672405481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